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7.0868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3.5451in" style:rel-column-width="32780*"/>
    </style:style>
    <style:style style:name="Таблица1.B" style:family="table-column">
      <style:table-column-properties style:column-width="3.5417in" style:rel-column-width="32754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Таблица2" style:family="table">
      <style:table-properties style:width="6.4889in" fo:margin-left="-0.075in" fo:margin-top="0in" fo:margin-bottom="0in" table:align="left" style:writing-mode="lr-tb"/>
    </style:style>
    <style:style style:name="Таблица2.A" style:family="table-column">
      <style:table-column-properties style:column-width="0.3361in"/>
    </style:style>
    <style:style style:name="Таблица2.B" style:family="table-column">
      <style:table-column-properties style:column-width="2.7118in"/>
    </style:style>
    <style:style style:name="Таблица2.C" style:family="table-column">
      <style:table-column-properties style:column-width="0.9847in"/>
    </style:style>
    <style:style style:name="Таблица2.D" style:family="table-column">
      <style:table-column-properties style:column-width="2.456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_20_Spacing">
      <style:text-properties style:font-name="ISOCPEUR" fo:font-size="10pt" fo:font-style="italic" style:font-size-asian="10pt" style:font-style-asian="italic"/>
    </style:style>
    <style:style style:name="P2" style:family="paragraph" style:parent-style-name="No_20_Spacing">
      <style:paragraph-properties fo:text-align="center" style:justify-single-word="false"/>
      <style:text-properties style:font-name="ISOCPEUR" fo:font-size="10pt" fo:font-style="italic" style:font-size-asian="10pt" style:font-style-asian="italic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Footer">
      <style:text-properties fo:language="en" fo:country="US"/>
    </style:style>
    <style:style style:name="P7" style:family="paragraph" style:parent-style-name="Footer">
      <style:paragraph-properties>
        <style:tab-stops>
          <style:tab-stop style:position="0.8437in"/>
        </style:tab-stops>
      </style:paragraph-properties>
      <style:text-properties fo:font-size="8pt" style:font-size-asian="8pt" style:font-size-complex="8pt"/>
    </style:style>
    <style:style style:name="P8" style:family="paragraph" style:parent-style-name="Standard">
      <style:paragraph-properties fo:margin-left="3.5437in" fo:margin-right="0in" fo:text-align="end" style:justify-single-word="false" fo:text-indent="0in" style:auto-text-indent="false"/>
    </style:style>
    <style:style style:name="P9" style:family="paragraph" style:parent-style-name="Standard">
      <style:paragraph-properties fo:margin-left="3.5437in" fo:margin-right="0in" fo:text-align="end" style:justify-single-word="false" fo:text-indent="0in" style:auto-text-indent="false"/>
      <style:text-properties officeooo:paragraph-rsid="00409d8c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style:letter-kerning="true" style:language-complex="ar" style:country-complex="SA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background-color="#ffffff"/>
    </style:style>
    <style:style style:name="P13" style:family="paragraph" style:parent-style-name="Standard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fo:color="#000000" loext:opacity="100%" officeooo:rsid="00409d8c" officeooo:paragraph-rsid="00409d8c" style:letter-kerning="true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true" fo:text-align="start" style:justify-single-word="false" fo:orphans="2" fo:widows="2" fo:text-indent="0in" style:auto-text-indent="false"/>
      <style:text-properties fo:color="#000000" loext:opacity="100%" officeooo:rsid="0043dbc4" officeooo:paragraph-rsid="0043dbc4" style:letter-kerning="true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15%" fo:orphans="2" fo:widows="2" fo:text-indent="0in" style:auto-text-indent="false"/>
      <style:text-properties fo:color="#000000" loext:opacity="100%" style:letter-kerning="true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15%" fo:text-align="center" style:justify-single-word="false" fo:orphans="2" fo:widows="2" fo:text-indent="0in" style:auto-text-indent="false"/>
      <style:text-properties fo:color="#000000" loext:opacity="100%" style:letter-kerning="true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15%" fo:text-align="start" style:justify-single-word="false" fo:orphans="2" fo:widows="2" fo:text-indent="0in" style:auto-text-indent="false"/>
      <style:text-properties fo:color="#000000" loext:opacity="100%" style:letter-kerning="true" style:language-complex="ar" style:country-complex="SA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weight="bold" officeooo:rsid="001cf4c5" officeooo:paragraph-rsid="001cf4c5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officeooo:rsid="00409d8c" officeooo:paragraph-rsid="00409d8c"/>
    </style:style>
    <style:style style:name="P20" style:family="paragraph" style:parent-style-name="Standard">
      <style:paragraph-properties fo:line-height="115%"/>
      <style:text-properties fo:color="#000000" loext:opacity="100%" officeooo:rsid="002aff50" officeooo:paragraph-rsid="002aff50" style:font-size-complex="14pt"/>
    </style:style>
    <style:style style:name="P21" style:family="paragraph" style:parent-style-name="Standard">
      <style:paragraph-properties fo:line-height="115%"/>
      <style:text-properties fo:color="#000000" loext:opacity="100%"/>
    </style:style>
    <style:style style:name="P22" style:family="paragraph" style:parent-style-name="Standard">
      <style:paragraph-properties fo:line-height="115%"/>
      <style:text-properties fo:color="#000000" loext:opacity="100%" officeooo:paragraph-rsid="002b2523"/>
    </style:style>
    <style:style style:name="P23" style:family="paragraph" style:parent-style-name="Standard">
      <style:paragraph-properties fo:line-height="115%"/>
      <style:text-properties fo:color="#000000" loext:opacity="100%" fo:language="uk" fo:country="UA" officeooo:rsid="00346344" officeooo:paragraph-rsid="00346344"/>
    </style:style>
    <style:style style:name="P24" style:family="paragraph" style:parent-style-name="Contents_20_1">
      <style:paragraph-properties>
        <style:tab-stops>
          <style:tab-stop style:position="0.4583in"/>
          <style:tab-stop style:position="7.0866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0.4583in"/>
          <style:tab-stop style:position="7.0866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0.611in"/>
          <style:tab-stop style:position="7.0866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line-height="115%"/>
    </style:style>
    <style:style style:name="P28" style:family="paragraph" style:parent-style-name="Standard">
      <style:paragraph-properties fo:line-height="115%"/>
      <style:text-properties officeooo:paragraph-rsid="001e7085"/>
    </style:style>
    <style:style style:name="P29" style:family="paragraph" style:parent-style-name="Standard">
      <style:paragraph-properties fo:line-height="115%"/>
      <style:text-properties officeooo:paragraph-rsid="002097ce"/>
    </style:style>
    <style:style style:name="P30" style:family="paragraph" style:parent-style-name="Standard">
      <style:paragraph-properties fo:line-height="115%"/>
      <style:text-properties officeooo:paragraph-rsid="00221d53"/>
    </style:style>
    <style:style style:name="P31" style:family="paragraph" style:parent-style-name="Standard">
      <style:paragraph-properties fo:line-height="115%"/>
      <style:text-properties officeooo:paragraph-rsid="004a989d"/>
    </style:style>
    <style:style style:name="P32" style:family="paragraph" style:parent-style-name="Standard">
      <style:paragraph-properties fo:line-height="115%"/>
      <style:text-properties officeooo:paragraph-rsid="002c9e61"/>
    </style:style>
    <style:style style:name="P33" style:family="paragraph" style:parent-style-name="Standard">
      <style:paragraph-properties fo:margin-left="0in" fo:margin-right="0in" fo:line-height="115%" fo:text-align="start" style:justify-single-word="false" fo:text-indent="0in" style:auto-text-indent="false"/>
    </style:style>
    <style:style style:name="P34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1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6" style:family="paragraph" style:parent-style-name="Standard">
      <style:paragraph-properties fo:line-height="115%"/>
      <style:text-properties style:font-size-complex="14pt"/>
    </style:style>
    <style:style style:name="P37" style:family="paragraph" style:parent-style-name="Заголовок_20__28_без_20_зм._29_">
      <style:paragraph-properties fo:margin-left="0in" fo:margin-right="0in" fo:text-indent="0in" style:auto-text-indent="false"/>
    </style:style>
    <style:style style:name="P38" style:family="paragraph" style:parent-style-name="Heading_20_1">
      <style:paragraph-properties fo:line-height="115%"/>
    </style:style>
    <style:style style:name="P39" style:family="paragraph" style:parent-style-name="Heading_20_1">
      <style:paragraph-properties fo:margin-left="0in" fo:margin-right="0in" fo:line-height="115%" fo:text-indent="0in" style:auto-text-indent="false"/>
    </style:style>
    <style:style style:name="P40" style:family="paragraph" style:parent-style-name="Heading_20_2">
      <style:paragraph-properties fo:margin-left="0in" fo:margin-right="0in" fo:line-height="115%" fo:text-indent="0.4925in" style:auto-text-indent="false"/>
    </style:style>
    <style:style style:name="P41" style:family="paragraph" style:parent-style-name="Heading_20_2">
      <style:paragraph-properties fo:margin-left="0in" fo:margin-right="0in" fo:line-height="115%" fo:text-indent="0.4925in" style:auto-text-indent="false"/>
      <style:text-properties fo:font-weight="normal" style:font-weight-asian="normal" style:font-size-complex="14pt" style:font-weight-complex="bold"/>
    </style:style>
    <style:style style:name="P42" style:family="paragraph" style:parent-style-name="Heading_20_2">
      <style:paragraph-properties fo:margin-left="0in" fo:margin-right="0in" fo:line-height="115%" fo:text-indent="0.4862in" style:auto-text-indent="false" fo:keep-with-next="auto"/>
      <style:text-properties fo:font-weight="normal" style:font-weight-asian="normal" style:font-size-complex="14pt" style:font-weight-complex="bold"/>
    </style:style>
    <style:style style:name="P43" style:family="paragraph" style:parent-style-name="Heading_20_3">
      <style:paragraph-properties fo:margin-left="0in" fo:margin-right="0in" fo:line-height="115%" fo:text-indent="0.4925in" style:auto-text-indent="false"/>
      <style:text-properties fo:language="uk" fo:country="UA" officeooo:rsid="0055820c" officeooo:paragraph-rsid="0055820c"/>
    </style:style>
    <style:style style:name="P44" style:family="paragraph" style:parent-style-name="Heading_20_3">
      <style:paragraph-properties fo:line-height="115%"/>
      <style:text-properties fo:font-style="normal" style:font-style-asian="normal" style:font-style-complex="normal"/>
    </style:style>
    <style:style style:name="P45" style:family="paragraph" style:parent-style-name="Heading_20_3">
      <style:paragraph-properties fo:margin-left="0.9846in" fo:margin-right="0in" fo:line-height="115%" fo:text-indent="0.4925in" style:auto-text-indent="false"/>
      <style:text-properties fo:font-style="normal" style:font-style-asian="normal" style:font-style-complex="italic"/>
    </style:style>
    <style:style style:name="P46" style:family="paragraph" style:parent-style-name="Heading_20_3">
      <style:paragraph-properties fo:margin-left="0in" fo:margin-right="0in" fo:line-height="115%" fo:text-indent="0.4925in" style:auto-text-indent="false"/>
      <style:text-properties fo:font-style="normal" style:font-style-asian="normal" style:font-size-complex="14pt" style:font-style-complex="italic"/>
    </style:style>
    <style:style style:name="P47" style:family="paragraph" style:parent-style-name="Heading_20_3">
      <style:paragraph-properties fo:margin-left="0in" fo:margin-right="0in" fo:line-height="115%" fo:text-indent="0.4925in" style:auto-text-indent="false"/>
    </style:style>
    <style:style style:name="P48" style:family="paragraph" style:parent-style-name="Heading_20_3">
      <style:paragraph-properties fo:line-height="115%"/>
    </style:style>
    <style:style style:name="P49" style:family="paragraph" style:parent-style-name="Heading_20_3">
      <style:paragraph-properties fo:margin-left="0.9846in" fo:margin-right="0in" fo:line-height="115%" fo:text-indent="0.4925in" style:auto-text-indent="false"/>
      <style:text-properties fo:color="#000000" loext:opacity="100%" fo:font-style="normal" style:font-style-asian="normal" style:font-style-complex="italic"/>
    </style:style>
    <style:style style:name="P50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officeooo:paragraph-rsid="004ec027"/>
    </style:style>
    <style:style style:name="P51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officeooo:paragraph-rsid="0055820c"/>
    </style:style>
    <style:style style:name="P52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officeooo:paragraph-rsid="0059319d"/>
    </style:style>
    <style:style style:name="P53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officeooo:paragraph-rsid="0050dc91"/>
    </style:style>
    <style:style style:name="P54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officeooo:paragraph-rsid="004f8165"/>
    </style:style>
    <style:style style:name="P55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language="uk" fo:country="UA" officeooo:rsid="0050dc91" officeooo:paragraph-rsid="0050dc91"/>
    </style:style>
    <style:style style:name="P56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color="#000000" loext:opacity="100%" officeooo:paragraph-rsid="002b86cf"/>
    </style:style>
    <style:style style:name="P57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color="#000000" loext:opacity="100%"/>
    </style:style>
    <style:style style:name="P58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color="#000000" loext:opacity="100%" style:font-style-complex="italic"/>
    </style:style>
    <style:style style:name="P59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color="#000000" loext:opacity="100%" officeooo:rsid="002b86cf" officeooo:paragraph-rsid="002b86cf"/>
    </style:style>
    <style:style style:name="P60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fo:color="#000000" loext:opacity="100%" style:font-size-complex="14pt"/>
    </style:style>
    <style:style style:name="P61" style:family="paragraph" style:parent-style-name="List_20_Paragraph" style:list-style-name="WWNum7">
      <style:paragraph-properties fo:margin-left="0in" fo:margin-right="0in" fo:line-height="115%" fo:text-indent="0.4925in" style:auto-text-indent="false"/>
      <style:text-properties fo:color="#000000" loext:opacity="100%" style:font-size-complex="14pt"/>
    </style:style>
    <style:style style:name="P62" style:family="paragraph" style:parent-style-name="List_20_Paragraph" style:list-style-name="WWNum7">
      <style:paragraph-properties fo:margin-left="0.7874in" fo:margin-right="0in" fo:line-height="115%" fo:text-indent="-0.2953in" style:auto-text-indent="false"/>
      <style:text-properties style:font-size-complex="14pt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P64" style:family="paragraph">
      <loext:graphic-properties draw:fill="none"/>
      <style:paragraph-properties fo:text-align="start" loext:writing-mode="bt-lr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ISOCPEUR" fo:font-style="italic" style:font-style-asian="italic"/>
    </style:style>
    <style:style style:name="T3" style:family="text">
      <style:text-properties style:font-name="ISOCPEUR" fo:font-size="10pt" fo:font-style="italic" style:font-size-asian="10pt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language-asian="zh" style:country-asian="CN" style:font-size-complex="14pt" style:language-complex="hi" style:country-complex="IN"/>
    </style:style>
    <style:style style:name="T7" style:family="text">
      <style:text-properties style:font-size-complex="14pt"/>
    </style:style>
    <style:style style:name="T8" style:family="text">
      <style:text-properties officeooo:rsid="001e7085" style:font-size-complex="14pt"/>
    </style:style>
    <style:style style:name="T9" style:family="text">
      <style:text-properties officeooo:rsid="00454244" style:font-size-complex="14pt"/>
    </style:style>
    <style:style style:name="T10" style:family="text">
      <style:text-properties style:font-weight-complex="bold"/>
    </style:style>
    <style:style style:name="T11" style:family="text">
      <style:text-properties style:font-style-complex="italic"/>
    </style:style>
    <style:style style:name="T12" style:family="text">
      <style:text-properties fo:font-weight="normal" style:font-weight-asian="normal" style:font-size-complex="14pt" style:font-weight-complex="bold"/>
    </style:style>
    <style:style style:name="T13" style:family="text">
      <style:text-properties fo:font-style="normal" style:font-style-asian="normal" style:font-size-complex="14pt" style:font-style-complex="italic"/>
    </style:style>
    <style:style style:name="T14" style:family="text">
      <style:text-properties fo:font-style="normal" officeooo:rsid="00279f76" style:font-style-asian="normal" style:font-size-complex="14pt" style:font-style-complex="italic"/>
    </style:style>
    <style:style style:name="T15" style:family="text">
      <style:text-properties fo:font-style="normal" officeooo:rsid="0027a068" style:font-style-asian="normal" style:font-size-complex="14pt" style:font-style-complex="italic"/>
    </style:style>
    <style:style style:name="T16" style:family="text">
      <style:text-properties fo:font-style="normal" officeooo:rsid="00282078" style:font-style-asian="normal" style:font-size-complex="14pt" style:font-style-complex="italic"/>
    </style:style>
    <style:style style:name="T17" style:family="text">
      <style:text-properties fo:font-style="normal" officeooo:rsid="0030efde" style:font-style-asian="normal" style:font-size-complex="14pt" style:font-style-complex="italic"/>
    </style:style>
    <style:style style:name="T18" style:family="text">
      <style:text-properties fo:font-style="normal" officeooo:rsid="0050dc91" style:font-style-asian="normal" style:font-size-complex="14pt" style:font-style-complex="italic"/>
    </style:style>
    <style:style style:name="T19" style:family="text">
      <style:text-properties fo:font-style="normal" officeooo:rsid="0055820c" style:font-style-asian="normal" style:font-size-complex="14pt" style:font-style-complex="italic"/>
    </style:style>
    <style:style style:name="T20" style:family="text">
      <style:text-properties fo:font-style="normal" style:font-style-asian="normal" style:font-style-complex="italic"/>
    </style:style>
    <style:style style:name="T21" style:family="text">
      <style:text-properties fo:font-style="normal" officeooo:rsid="0055820c" style:font-style-asian="normal" style:font-style-complex="normal"/>
    </style:style>
    <style:style style:name="T22" style:family="text">
      <style:text-properties fo:font-style="normal" officeooo:rsid="0056954f" style:font-style-asian="normal" style:font-style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style-complex="italic"/>
    </style:style>
    <style:style style:name="T25" style:family="text">
      <style:text-properties fo:language="en" fo:country="US" officeooo:rsid="002b86cf" style:font-style-complex="italic"/>
    </style:style>
    <style:style style:name="T26" style:family="text">
      <style:text-properties fo:language="en" fo:country="US" style:font-size-complex="14pt"/>
    </style:style>
    <style:style style:name="T27" style:family="text">
      <style:text-properties fo:language="en" fo:country="US" style:font-size-complex="14pt" style:font-style-complex="italic"/>
    </style:style>
    <style:style style:name="T28" style:family="text">
      <style:text-properties fo:language="en" fo:country="US" officeooo:rsid="002aff50" style:font-size-complex="14pt" style:font-style-complex="italic"/>
    </style:style>
    <style:style style:name="T29" style:family="text">
      <style:text-properties fo:language="en" fo:country="US" officeooo:rsid="00291710" style:font-size-complex="14pt"/>
    </style:style>
    <style:style style:name="T30" style:family="text">
      <style:text-properties fo:language="en" fo:country="US" fo:font-style="normal" style:font-style-asian="normal" style:font-size-complex="14pt" style:font-style-complex="italic"/>
    </style:style>
    <style:style style:name="T31" style:family="text">
      <style:text-properties fo:language="en" fo:country="US" fo:font-style="normal" officeooo:rsid="00291710" style:font-style-asian="normal" style:font-size-complex="14pt" style:font-style-complex="italic"/>
    </style:style>
    <style:style style:name="T32" style:family="text">
      <style:text-properties fo:language="en" fo:country="US" fo:font-style="normal" officeooo:rsid="0030efde" style:font-style-asian="normal" style:font-size-complex="14pt" style:font-style-complex="italic"/>
    </style:style>
    <style:style style:name="T33" style:family="text">
      <style:text-properties fo:language="en" fo:country="US" fo:font-style="normal" officeooo:rsid="0050dc91" style:font-style-asian="normal" style:font-size-complex="14pt" style:font-style-complex="italic"/>
    </style:style>
    <style:style style:name="T34" style:family="text">
      <style:text-properties fo:language="en" fo:country="US" fo:font-style="normal" officeooo:rsid="00528a08" style:font-style-asian="normal" style:font-size-complex="14pt" style:font-style-complex="italic"/>
    </style:style>
    <style:style style:name="T35" style:family="text">
      <style:text-properties fo:language="en" fo:country="US" officeooo:rsid="002cbec9" fo:background-color="#ffffff" loext:char-shading-value="0"/>
    </style:style>
    <style:style style:name="T36" style:family="text">
      <style:text-properties fo:language="en" fo:country="US" officeooo:rsid="002e93ff" fo:background-color="#ffffff" loext:char-shading-value="0"/>
    </style:style>
    <style:style style:name="T37" style:family="text">
      <style:text-properties fo:language="en" fo:country="US" officeooo:rsid="0031c4c3" fo:background-color="#ffffff" loext:char-shading-value="0" style:font-size-complex="14pt"/>
    </style:style>
    <style:style style:name="T38" style:family="text">
      <style:text-properties fo:language="en" fo:country="US" officeooo:rsid="00327556" fo:background-color="#ffffff" loext:char-shading-value="0" style:font-size-complex="14pt"/>
    </style:style>
    <style:style style:name="T39" style:family="text">
      <style:text-properties fo:language="en" fo:country="US" officeooo:rsid="004d782e"/>
    </style:style>
    <style:style style:name="T40" style:family="text">
      <style:text-properties fo:background-color="#ffffff" loext:char-shading-value="0" style:font-size-complex="14pt"/>
    </style:style>
    <style:style style:name="T41" style:family="text">
      <style:text-properties style:language-asian="zh" style:country-asian="CN" style:font-size-complex="14pt" style:language-complex="hi" style:country-complex="IN"/>
    </style:style>
    <style:style style:name="T42" style:family="text">
      <style:text-properties officeooo:rsid="001cf4c5" style:language-asian="zh" style:country-asian="CN" style:font-size-complex="14pt" style:language-complex="hi" style:country-complex="IN"/>
    </style:style>
    <style:style style:name="T43" style:family="text">
      <style:text-properties officeooo:rsid="001e7085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officeooo:rsid="001e7085"/>
    </style:style>
    <style:style style:name="T46" style:family="text">
      <style:text-properties fo:color="#000000" loext:opacity="100%" style:font-size-complex="14pt"/>
    </style:style>
    <style:style style:name="T47" style:family="text">
      <style:text-properties fo:color="#000000" loext:opacity="100%" officeooo:rsid="001e7085" style:font-size-complex="14pt"/>
    </style:style>
    <style:style style:name="T48" style:family="text">
      <style:text-properties fo:color="#000000" loext:opacity="100%" officeooo:rsid="001e9e90" style:font-size-complex="14pt"/>
    </style:style>
    <style:style style:name="T49" style:family="text">
      <style:text-properties fo:color="#000000" loext:opacity="100%" officeooo:rsid="00221d53" style:font-size-complex="14pt"/>
    </style:style>
    <style:style style:name="T50" style:family="text">
      <style:text-properties fo:color="#000000" loext:opacity="100%" fo:language="en" fo:country="US" officeooo:rsid="002c9e61"/>
    </style:style>
    <style:style style:name="T51" style:family="text">
      <style:text-properties fo:color="#000000" loext:opacity="100%" fo:language="en" fo:country="US" officeooo:rsid="004a989d"/>
    </style:style>
    <style:style style:name="T52" style:family="text">
      <style:text-properties fo:color="#000000" loext:opacity="100%" fo:language="en" fo:country="US" officeooo:rsid="004c94f2"/>
    </style:style>
    <style:style style:name="T53" style:family="text">
      <style:text-properties fo:color="#000000" loext:opacity="100%" officeooo:rsid="00409d8c" fo:background-color="#ffffff" loext:char-shading-value="0"/>
    </style:style>
    <style:style style:name="T54" style:family="text">
      <style:text-properties officeooo:rsid="00231a32"/>
    </style:style>
    <style:style style:name="T55" style:family="text">
      <style:text-properties fo:language="uk" fo:country="UA" style:font-size-complex="14pt"/>
    </style:style>
    <style:style style:name="T56" style:family="text">
      <style:text-properties fo:language="uk" fo:country="UA" officeooo:rsid="0025b05e" style:font-size-complex="14pt"/>
    </style:style>
    <style:style style:name="T57" style:family="text">
      <style:text-properties fo:language="uk" fo:country="UA" officeooo:rsid="00279f76" style:font-size-complex="14pt"/>
    </style:style>
    <style:style style:name="T58" style:family="text">
      <style:text-properties fo:language="uk" fo:country="UA" officeooo:rsid="00454244" style:font-size-complex="14pt"/>
    </style:style>
    <style:style style:name="T59" style:family="text">
      <style:text-properties fo:language="uk" fo:country="UA" officeooo:rsid="002b86cf" style:font-style-complex="italic"/>
    </style:style>
    <style:style style:name="T60" style:family="text">
      <style:text-properties fo:language="uk" fo:country="UA" officeooo:rsid="00454244" style:font-style-complex="italic"/>
    </style:style>
    <style:style style:name="T61" style:family="text">
      <style:text-properties fo:language="uk" fo:country="UA" officeooo:rsid="002e93ff" fo:background-color="#ffffff" loext:char-shading-value="0"/>
    </style:style>
    <style:style style:name="T62" style:family="text">
      <style:text-properties fo:language="uk" fo:country="UA" officeooo:rsid="0031c4c3" fo:background-color="#ffffff" loext:char-shading-value="0" style:font-size-complex="14pt"/>
    </style:style>
    <style:style style:name="T63" style:family="text">
      <style:text-properties fo:language="uk" fo:country="UA" officeooo:rsid="00327556" fo:background-color="#ffffff" loext:char-shading-value="0" style:font-size-complex="14pt"/>
    </style:style>
    <style:style style:name="T64" style:family="text">
      <style:text-properties officeooo:rsid="002c9e61"/>
    </style:style>
    <style:style style:name="T65" style:family="text">
      <style:text-properties officeooo:rsid="003b1431"/>
    </style:style>
    <style:style style:name="T66" style:family="text">
      <style:text-properties officeooo:rsid="003c0cea"/>
    </style:style>
    <style:style style:name="T67" style:family="text">
      <style:text-properties officeooo:rsid="004480a9"/>
    </style:style>
    <style:style style:name="T68" style:family="text">
      <style:text-properties officeooo:rsid="0055820c"/>
    </style:style>
    <style:style style:name="T69" style:family="text">
      <style:text-properties officeooo:rsid="0056954f"/>
    </style:style>
    <style:style style:name="T70" style:family="text">
      <style:text-properties fo:language="en" fo:country="US"/>
    </style:style>
    <style:style style:name="T71" style:family="text">
      <style:text-properties fo:language="en" fo:country="US" officeooo:rsid="002e93ff" fo:background-color="#ffffff" loext:char-shading-value="0"/>
    </style:style>
    <style:style style:name="T72" style:family="text">
      <style:text-properties fo:language="en" fo:country="US" officeooo:rsid="005f1a00" fo:background-color="#ffffff" loext:char-shading-value="0"/>
    </style:style>
    <style:style style:name="T73" style:family="text">
      <style:text-properties fo:language="en" fo:country="US" officeooo:rsid="005f1a00" fo:background-color="#ffffff" loext:char-shading-value="0" style:font-size-complex="14pt"/>
    </style:style>
    <style:style style:name="T74" style:family="text">
      <style:text-properties fo:language="en" fo:country="US" officeooo:rsid="005f1a00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fr2" style:family="graphic" style:parent-style-name="Frame">
      <style:graphic-properties fo:margin-left="0.002in" fo:margin-right="0.0043in" style:run-through="background" style:wrap="run-through" style:number-wrapped-paragraphs="no-limit" style:vertical-pos="from-top" style:vertical-rel="page" style:horizontal-pos="from-left" style:horizontal-rel="page" draw:opacity="0%" fo:padding="0in" fo:border="none" loext:writing-mode="bt-lr" draw:wrap-influence-on-position="once-concurrent" loext:allow-overlap="true" draw:textarea-vertical-align="middle"/>
    </style:style>
    <style:style style:name="fr3" style:family="graphic" style:parent-style-name="Frame">
      <style:graphic-properties fo:margin-left="0in" fo:margin-right="0.002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4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5" style:family="graphic" style:parent-style-name="Frame">
      <style:graphic-properties fo:margin-left="0.0016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fr6" style:family="graphic" style:parent-style-name="Frame">
      <style:graphic-properties fo:margin-left="0in" fo:margin-right="0.0043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7" style:family="graphic" style:parent-style-name="Frame">
      <style:graphic-properties fo:margin-left="0.0047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in" fo:margin-bottom="0.002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3945in" fo:padding-top="0in" fo:padding-bottom="0in" fo:padding-left="0in" fo:padding-right="0in" fo:wrap-option="wrap"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.0016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1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3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1181in" fo:padding-top="0in" fo:padding-bottom="0in" fo:padding-left="0.0398in" fo:padding-right="0.0398in" fo:wrap-option="wrap" fo:margin-left="0in" fo:margin-right="0.002in" fo:margin-top="0.0035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middle" draw:auto-grow-height="false" fo:min-height="0.2756in" fo:min-width="0.9866in" fo:padding-top="0in" fo:padding-bottom="0in" fo:padding-left="0in" fo:padding-right="0in" fo:wrap-option="wrap" loext:writing-mode="bt-lr" fo:margin-left="0.002in" fo:margin-right="0.0043in" fo:margin-top="0.0047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in" fo:margin-bottom="0.002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5126in" fo:padding-top="0in" fo:padding-bottom="0in" fo:padding-left="0.0398in" fo:padding-right="0.0398in" fo:wrap-option="wrap" fo:margin-left="0in" fo:margin-right="0.0043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4" style:family="graphic">
      <style:graphic-properties draw:stroke="none" svg:stroke-width="0in" draw:fill="none" loext:fill-use-slide-background="false" draw:textarea-vertical-align="middle" draw:auto-grow-height="false" fo:min-height="0.1972in" fo:min-width="0.5126in" fo:padding-top="0in" fo:padding-bottom="0in" fo:padding-left="0.0398in" fo:padding-right="0.0398in" fo:wrap-option="wrap" fo:margin-left="0in" fo:margin-right="0.0043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loext:fill-use-slide-background="false" draw:textarea-vertical-align="middle" draw:auto-grow-height="false" fo:min-height="0.3126in" fo:min-width="0.3945in" fo:padding-top="0in" fo:padding-bottom="0in" fo:padding-left="0in" fo:padding-right="0in" fo:wrap-option="wrap" fo:margin-left="0.0016in" fo:margin-right="0.0008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1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in" draw:fill="none" loext:fill-use-slide-background="false" draw:textarea-vertical-align="middle" draw:auto-grow-height="false" fo:min-height="0.3126in" fo:min-width="0.3945in" fo:padding-top="0in" fo:padding-bottom="0in" fo:padding-left="0in" fo:padding-right="0in" fo:wrap-option="wrap" fo:margin-left="0.0016in" fo:margin-right="0.0008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 text:name="_GoBack"/>Факультет інформатики та обчислювальної техніки </text:p>
      <text:p text:style-name="P5">Кафедра інформатики та програмної інженерії </text:p>
      <text:p text:style-name="P5"/>
      <text:p text:style-name="P8">“ЗАТВЕРДЖЕНО”</text:p>
      <text:p text:style-name="P8">Керівник роботи </text:p>
      <text:p text:style-name="P9">___________ <text:s/><text:span text:style-name="T53">Світлана ПОПЕРЕШНЯК</text:span></text:p>
      <text:p text:style-name="P8">“___” _________________ 2023 р.</text:p>
      <text:p text:style-name="P5"/>
      <text:p text:style-name="P5"/>
      <text:p text:style-name="P5"/>
      <text:p text:style-name="P5"/>
      <text:p text:style-name="P18">Веб-застосунок для створення та редагування зображень</text:p>
      <text:p text:style-name="P5"><text:span text:style-name="T4">Технічне завдання </text:span><text:span text:style-name="T4"/></text:p>
      <text:p text:style-name="P12"><text:span text:style-name="T6">КПІ.</text:span><text:span text:style-name="T41">ІП-</text:span><text:span text:style-name="T42">1125</text:span><text:span text:style-name="T41">.0</text:span><text:span text:style-name="T6">45440</text:span><text:span text:style-name="T41">.0</text:span><text:span text:style-name="T6">1.91</text:span></text:p>
      <text:p text:style-name="P5"/>
      <text:p text:style-name="P5"/>
      <text:p text:style-name="P5"/>
      <text:p text:style-name="P5"/>
      <text:p text:style-name="P5"/>
      <text:p text:style-name="P10">“ПОГОДЖЕНО” </text:p>
      <text:p text:style-name="P10">Керівник роботи:</text:p>
      <text:p text:style-name="P19">Світлана ПОПЕРЕШНЯК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Консультант:</text:p>
          </table:table-cell>
          <table:table-cell table:style-name="Таблица1.A1" office:value-type="string">
            <text:p text:style-name="P11">Виконавець:</text:p>
          </table:table-cell>
        </table:table-row>
        <table:table-row table:style-name="Таблица1.1">
          <table:table-cell table:style-name="Таблица1.A1" office:value-type="string">
            <text:p text:style-name="P13">Максим ГОЛОВЧЕНКО</text:p>
          </table:table-cell>
          <table:table-cell table:style-name="Таблица1.A1" office:value-type="string">
            <text:p text:style-name="P14">Владислав ПРИЩЕПА</text:p>
          </table:table-cell>
        </table:table-row>
      </table:table>
      <text:p text:style-name="P5"/>
      <text:p text:style-name="P5"/>
      <text:p text:style-name="P5"/>
      <text:p text:style-name="P5"/>
      <text:p text:style-name="P5">Київ – 2023</text:p>
      <text:p text:style-name="P37"><text:span text:style-name="T10">Зміст</text:span><text:span text:style-name="T10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583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4583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0.492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2065_1396976311" text:style-name="Index_20_Link" text:visited-style-name="Index_20_Link">1<text:tab/>НАЙМЕНУВАННЯ ТА ГАЛУЗЬ ЗАСТОСУВАННЯ<text:tab/>3</text:a></text:p>
          <text:p text:style-name="P24"><text:a xlink:type="simple" xlink:href="#__RefHeading___Toc2067_1396976311" text:style-name="Index_20_Link" text:visited-style-name="Index_20_Link">2<text:tab/>ПІДСТАВА ДЛЯ РОЗРОБКИ<text:tab/>4</text:a></text:p>
          <text:p text:style-name="P24"><text:a xlink:type="simple" xlink:href="#__RefHeading___Toc2069_1396976311" text:style-name="Index_20_Link" text:visited-style-name="Index_20_Link">3<text:tab/>ПРИЗНАЧЕННЯ РОЗРОБКИ<text:tab/>5</text:a></text:p>
          <text:p text:style-name="P24"><text:a xlink:type="simple" xlink:href="#__RefHeading___Toc2071_1396976311" text:style-name="Index_20_Link" text:visited-style-name="Index_20_Link">4<text:tab/>ВИМОГИ ДО ПРОГРАМНОГО ЗАБЕЗПЕЧЕННЯ<text:tab/>6</text:a></text:p>
          <text:p text:style-name="P25"><text:a xlink:type="simple" xlink:href="#__RefHeading___Toc2073_1396976311" text:style-name="Index_20_Link" text:visited-style-name="Index_20_Link">4.1<text:tab/>Вимоги до функціональних характеристик<text:tab/>6</text:a></text:p>
          <text:p text:style-name="P26"><text:a xlink:type="simple" xlink:href="#__RefHeading___Toc2075_1396976311" text:style-name="Index_20_Link" text:visited-style-name="Index_20_Link">4.1.1<text:tab/><text:span text:style-name="T20">Створення та збереження зображень</text:span><text:tab/>6</text:a></text:p>
          <text:p text:style-name="P26"><text:a xlink:type="simple" xlink:href="#__RefHeading___Toc2152_1396976311" text:style-name="Index_20_Link" text:visited-style-name="Index_20_Link">4.1.2<text:tab/>Обробка зображень як об’єктів<text:tab/>6</text:a></text:p>
          <text:p text:style-name="P26"><text:a xlink:type="simple" xlink:href="#__RefHeading___Toc2154_1396976311" text:style-name="Index_20_Link" text:visited-style-name="Index_20_Link">4.1.3<text:tab/>Малювання<text:tab/>6</text:a></text:p>
          <text:p text:style-name="P26"><text:a xlink:type="simple" xlink:href="#__RefHeading___Toc2156_1396976311" text:style-name="Index_20_Link" text:visited-style-name="Index_20_Link">4.1.4<text:tab/>Застосування специфічних дій над зображеннями<text:tab/>6</text:a></text:p>
          <text:p text:style-name="P26"><text:a xlink:type="simple" xlink:href="#__RefHeading___Toc2158_1396976311" text:style-name="Index_20_Link" text:visited-style-name="Index_20_Link">4.1.5<text:tab/>Обробка тексту<text:tab/>6</text:a></text:p>
          <text:p text:style-name="P25"><text:a xlink:type="simple" xlink:href="#__RefHeading___Toc2077_1396976311" text:style-name="Index_20_Link" text:visited-style-name="Index_20_Link">4.2<text:tab/>Вимоги до надійності<text:tab/>6</text:a></text:p>
          <text:p text:style-name="P25"><text:a xlink:type="simple" xlink:href="#__RefHeading___Toc2079_1396976311" text:style-name="Index_20_Link" text:visited-style-name="Index_20_Link">4.3<text:tab/>Умови експлуатації<text:tab/>7</text:a></text:p>
          <text:p text:style-name="P26"><text:a xlink:type="simple" xlink:href="#__RefHeading___Toc2081_1396976311" text:style-name="Index_20_Link" text:visited-style-name="Index_20_Link">4.3.1<text:tab/><text:span text:style-name="T20">Вид обслуговування</text:span><text:tab/>7</text:a></text:p>
          <text:p text:style-name="P26"><text:a xlink:type="simple" xlink:href="#__RefHeading___Toc2083_1396976311" text:style-name="Index_20_Link" text:visited-style-name="Index_20_Link">4.3.2<text:tab/>Обслуговуючий персонал<text:tab/>7</text:a></text:p>
          <text:p text:style-name="P25"><text:a xlink:type="simple" xlink:href="#__RefHeading___Toc2085_1396976311" text:style-name="Index_20_Link" text:visited-style-name="Index_20_Link">4.4<text:tab/>Вимоги до складу і параметрів технічних засобів<text:tab/>7</text:a></text:p>
          <text:p text:style-name="P25"><text:a xlink:type="simple" xlink:href="#__RefHeading___Toc2087_1396976311" text:style-name="Index_20_Link" text:visited-style-name="Index_20_Link">4.5<text:tab/>Вимоги до інформаційної та програмної сумісності<text:tab/>7</text:a></text:p>
          <text:p text:style-name="P26"><text:a xlink:type="simple" xlink:href="#__RefHeading___Toc2089_1396976311" text:style-name="Index_20_Link" text:visited-style-name="Index_20_Link">4.5.1<text:tab/><text:span text:style-name="T20">Вимоги до вхідних даних</text:span><text:tab/>7</text:a></text:p>
          <text:p text:style-name="P26"><text:a xlink:type="simple" xlink:href="#__RefHeading___Toc2091_1396976311" text:style-name="Index_20_Link" text:visited-style-name="Index_20_Link">4.5.2<text:tab/><text:span text:style-name="T20">Вимоги до вихідних даних</text:span><text:tab/>7</text:a></text:p>
          <text:p text:style-name="P26"><text:a xlink:type="simple" xlink:href="#__RefHeading___Toc2093_1396976311" text:style-name="Index_20_Link" text:visited-style-name="Index_20_Link">4.5.3<text:tab/><text:span text:style-name="T20">Вимоги до мови розробки</text:span><text:tab/>8</text:a></text:p>
          <text:p text:style-name="P26"><text:a xlink:type="simple" xlink:href="#__RefHeading___Toc2095_1396976311" text:style-name="Index_20_Link" text:visited-style-name="Index_20_Link">4.5.4<text:tab/><text:span text:style-name="T20">Вимоги до середовища розробки</text:span><text:tab/>8</text:a></text:p>
          <text:p text:style-name="P26"><text:a xlink:type="simple" xlink:href="#__RefHeading___Toc2097_1396976311" text:style-name="Index_20_Link" text:visited-style-name="Index_20_Link">4.5.5<text:tab/><text:span text:style-name="T20">Вимоги до представленню вихідних кодів</text:span><text:tab/>8</text:a></text:p>
          <text:p text:style-name="P25"><text:a xlink:type="simple" xlink:href="#__RefHeading___Toc2099_1396976311" text:style-name="Index_20_Link" text:visited-style-name="Index_20_Link">4.6<text:tab/>Вимоги до маркування та пакування<text:tab/>8</text:a></text:p>
          <text:p text:style-name="P25"><text:a xlink:type="simple" xlink:href="#__RefHeading___Toc2101_1396976311" text:style-name="Index_20_Link" text:visited-style-name="Index_20_Link">4.7<text:tab/>Вимоги до транспортування та зберігання<text:tab/>8</text:a></text:p>
          <text:p text:style-name="P25"><text:a xlink:type="simple" xlink:href="#__RefHeading___Toc2103_1396976311" text:style-name="Index_20_Link" text:visited-style-name="Index_20_Link">4.8<text:tab/>Спеціальні вимоги<text:tab/>8</text:a></text:p>
          <text:p text:style-name="P24"><text:a xlink:type="simple" xlink:href="#__RefHeading___Toc2105_1396976311" text:style-name="Index_20_Link" text:visited-style-name="Index_20_Link">5<text:tab/>ВИМОГИ ДО ПРОГРАМНОЇ ДОКУМЕНТАЦІЇ<text:tab/>9</text:a></text:p>
          <text:p text:style-name="P25"><text:a xlink:type="simple" xlink:href="#__RefHeading___Toc2107_1396976311" text:style-name="Index_20_Link" text:visited-style-name="Index_20_Link">5.1<text:tab/>Попередній склад програмної документації<text:tab/>9</text:a></text:p>
          <text:p text:style-name="P25"><text:a xlink:type="simple" xlink:href="#__RefHeading___Toc2109_1396976311" text:style-name="Index_20_Link" text:visited-style-name="Index_20_Link">5.2<text:tab/>Спеціальні вимоги до програмної документації<text:tab/>9</text:a></text:p>
          <text:p text:style-name="P24"><text:a xlink:type="simple" xlink:href="#__RefHeading___Toc2111_1396976311" text:style-name="Index_20_Link" text:visited-style-name="Index_20_Link">6<text:tab/>СТАДІЇ І ЕТАПИ РОЗРОБКИ<text:tab/>10</text:a></text:p>
          <text:p text:style-name="P24"><text:a xlink:type="simple" xlink:href="#__RefHeading___Toc2113_1396976311" text:style-name="Index_20_Link" text:visited-style-name="Index_20_Link">7<text:tab/>ПОРЯДОК КОНТРОЛЮ ТА ПРИЙМАННЯ<text:tab/>11</text:a></text:p>
        </text:index-body>
      </text:table-of-content>
      <text:h text:style-name="P38" text:outline-level="1"><text:bookmark-start text:name="__RefHeading___Toc2065_1396976311"/><text:bookmark-start text:name="_Toc115102948"/><text:bookmark-start text:name="_Toc102660908"/>НАЙМЕНУВАННЯ<text:span text:style-name="T7"> ТА ГАЛУЗЬ ЗАСТОСУВАННЯ</text:span><text:bookmark-end text:name="__RefHeading___Toc2065_1396976311"/><text:bookmark-end text:name="_Toc115102948"/><text:bookmark-end text:name="_Toc102660908"/></text:h>
      <text:p text:style-name="P27">Назва розробки: <text:span text:style-name="T45">Веб-застосунок для створення та редагування зображень</text:span><text:span text:style-name="T44">. </text:span></text:p>
      <text:p text:style-name="P27">Галузь застосування: </text:p>
      <text:p text:style-name="P28">Наведене технічне завдання поширюється на розробку <text:span text:style-name="T43">в</text:span><text:span text:style-name="T45">еб-застосунку для створення та редагування зображень</text:span><text:span text:style-name="T7">, котр</text:span><text:span text:style-name="T8">ий</text:span><text:span text:style-name="T7"> використовується для </text:span><text:span text:style-name="T47">створення та редагування зображень</text:span><text:span text:style-name="T7"> та призначен</text:span><text:span text:style-name="T8">ий</text:span><text:span text:style-name="T7"> для</text:span><text:span text:style-name="T46"> </text:span><text:span text:style-name="T48">загального користування у </text:span><text:span text:style-name="T49">в</text:span><text:span text:style-name="T48">еб-середовищі</text:span><text:span text:style-name="T46">.</text:span></text:p>
      <text:h text:style-name="P39" text:outline-level="1"><text:bookmark-start text:name="_Toc115102949"/><text:bookmark-start text:name="__RefHeading___Toc2067_1396976311"/><text:bookmark-start text:name="_Toc102660909"/><text:span text:style-name="T7">ПІДСТАВА</text:span> ДЛЯ РОЗРОБКИ<text:bookmark-end text:name="_Toc115102949"/><text:bookmark-end text:name="__RefHeading___Toc2067_1396976311"/><text:bookmark-end text:name="_Toc102660909"/></text:h>
      <text:p text:style-name="P29">Підставою для розробки <text:span text:style-name="T45">веб-застосунку для створення та редагування зображень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h text:style-name="P38" text:outline-level="1"><text:bookmark-start text:name="_Toc115102950"/><text:bookmark-start text:name="__RefHeading___Toc2069_1396976311"/><text:bookmark-start text:name="_Toc102660910"/>ПРИЗНАЧЕННЯ РОЗРОБКИ<text:bookmark-end text:name="_Toc115102950"/><text:bookmark-end text:name="__RefHeading___Toc2069_1396976311"/><text:bookmark-end text:name="_Toc102660910"/></text:h>
      <text:p text:style-name="P30">Розробка призначена для <text:span text:style-name="T47">створення та редагування зображень</text:span><text:span text:style-name="T48"> у </text:span><text:span text:style-name="T49">в</text:span><text:span text:style-name="T48">еб-середовищі.</text:span> </text:p>
      <text:p text:style-name="P21">Метою розробки є <text:span text:style-name="T54">розширення функціональних можливостей обробки зображень у веб-застосунках </text:span><text:span text:style-name="T67">шляхом додавання можливостей вирізання фрагменту із зображення неправильної форми та спотворення зображення</text:span>.</text:p>
      <text:h text:style-name="P38" text:outline-level="1"><text:bookmark-start text:name="_Toc115102951"/><text:bookmark-start text:name="__RefHeading___Toc2071_1396976311"/><text:bookmark-start text:name="_Toc102660911"/><text:span text:style-name="T7">ВИМОГИ ДО </text:span>ПРОГРАМНОГО<text:span text:style-name="T7"> ЗАБЕЗПЕЧЕННЯ</text:span><text:bookmark-end text:name="_Toc115102951"/><text:bookmark-end text:name="__RefHeading___Toc2071_1396976311"/><text:bookmark-end text:name="_Toc102660911"/></text:h>
      <text:h text:style-name="P41" text:outline-level="2"><text:bookmark-start text:name="_Toc115102952"/><text:bookmark-start text:name="__RefHeading___Toc2073_1396976311"/><text:bookmark-start text:name="_Toc102660912"/>Вимоги до функціональних характеристик<text:bookmark-end text:name="_Toc115102952"/><text:bookmark-end text:name="__RefHeading___Toc2073_1396976311"/><text:bookmark-end text:name="_Toc102660912"/></text:h>
      <text:p text:style-name="P27">Програмне забезпечення повинно забезпечувати виконання наступних основних функції:</text:p>
      <text:h text:style-name="P43" text:outline-level="3"><text:bookmark-start text:name="__RefHeading___Toc2075_1396976311"/><text:bookmark-start text:name="_Toc115102953"/><text:span text:style-name="T13">С</text:span><text:bookmark-end text:name="_Toc115102953"/><text:span text:style-name="T13">творення та збереження зображень</text:span><text:bookmark-end text:name="__RefHeading___Toc2075_1396976311"/></text:h>
      <text:list xml:id="list2966026566" text:style-name="WWNum7">
        <text:list-item>
          <text:p text:style-name="P50"><text:span text:style-name="T56">Завантаження </text:span><text:span text:style-name="T57">початкового </text:span><text:span text:style-name="T56">зображення</text:span><text:span text:style-name="T7"> (</text:span><text:span text:style-name="T29">uploadimg</text:span><text:span text:style-name="T7">);</text:span></text:p>
        </text:list-item>
        <text:list-item>
          <text:p text:style-name="P51"><text:span text:style-name="T14">Створення нового зображення (</text:span><text:span text:style-name="T31">createimg</text:span><text:span text:style-name="T14">);</text:span></text:p>
        </text:list-item>
        <text:list-item>
          <text:p text:style-name="P51"><text:span text:style-name="T14">Збереження змін (</text:span><text:span text:style-name="T31">saveimg</text:span><text:span text:style-name="T14">);</text:span></text:p>
        </text:list-item>
        <text:list-item>
          <text:p text:style-name="P52"><text:span text:style-name="T14">Завантаження зображення (</text:span><text:span text:style-name="T31">downloadimg</text:span><text:span text:style-name="T14">);</text:span></text:p>
        </text:list-item>
      </text:list>
      <text:h text:style-name="P44" text:outline-level="3"><text:bookmark-start text:name="__RefHeading___Toc2152_1396976311"/>Обробка зображень як об’єктів<text:bookmark-end text:name="__RefHeading___Toc2152_1396976311"/></text:h>
      <text:list xml:id="list134110862262133" text:continue-numbering="true" text:style-name="WWNum7">
        <text:list-item>
          <text:p text:style-name="P53"><text:span text:style-name="T14">Обрізання зображення (</text:span><text:span text:style-name="T31">cutimg</text:span><text:span text:style-name="T14">);</text:span></text:p>
        </text:list-item>
        <text:list-item>
          <text:p text:style-name="P50"><text:span text:style-name="T14">Вирізання із зображення <text:s/>(</text:span><text:span text:style-name="T31">cutfromimg</text:span><text:span text:style-name="T14">);</text:span></text:p>
        </text:list-item>
        <text:list-item>
          <text:p text:style-name="P53"><text:span text:style-name="T14">Вставлення в зображення (</text:span><text:span text:style-name="T31">insertinimg</text:span><text:span text:style-name="T14">);</text:span></text:p>
        </text:list-item>
        <text:list-item>
          <text:p text:style-name="P53"><text:span text:style-name="T19">Додання</text:span><text:span text:style-name="T14"> фігур (</text:span><text:span text:style-name="T34">insert</text:span><text:span text:style-name="T31">figure</text:span><text:span text:style-name="T14">);</text:span></text:p>
        </text:list-item>
        <text:list-item>
          <text:p text:style-name="P54"><text:span text:style-name="T17">Видалення</text:span><text:span text:style-name="T14"> </text:span><text:span text:style-name="T17">із</text:span><text:span text:style-name="T14"> зображення (</text:span><text:span text:style-name="T32">deletefrom</text:span><text:span text:style-name="T31">img</text:span><text:span text:style-name="T14">);</text:span></text:p>
        </text:list-item>
        <text:list-item>
          <text:p text:style-name="P54"><text:span text:style-name="T15">Зміна розміру зображення (</text:span><text:span text:style-name="T31">resizeimg</text:span><text:span text:style-name="T15">);</text:span></text:p>
        </text:list-item>
        <text:list-item>
          <text:p text:style-name="P50"><text:span text:style-name="T16">Встановлення черговості слоїв (</text:span><text:span text:style-name="T31">rearangelayer</text:span><text:span text:style-name="T16">);</text:span></text:p>
        </text:list-item>
      </text:list>
      <text:h text:style-name="P44" text:outline-level="3"><text:bookmark-start text:name="__RefHeading___Toc2154_1396976311"/>Малювання<text:bookmark-end text:name="__RefHeading___Toc2154_1396976311"/></text:h>
      <text:list xml:id="list134109108343807" text:continue-numbering="true" text:style-name="WWNum7">
        <text:list-item>
          <text:p text:style-name="P54"><text:span text:style-name="T14">Малювання ліній (</text:span><text:span text:style-name="T31">drawline</text:span><text:span text:style-name="T14">);</text:span></text:p>
        </text:list-item>
        <text:list-item>
          <text:p text:style-name="P53"><text:span text:style-name="T18">Стирання</text:span><text:span text:style-name="T14"> (</text:span><text:span text:style-name="T33">eraseobj</text:span><text:span text:style-name="T14">);</text:span></text:p>
        </text:list-item>
      </text:list>
      <text:h text:style-name="P48" text:outline-level="3"><text:bookmark-start text:name="__RefHeading___Toc2156_1396976311"/><text:span text:style-name="T21">Застос</text:span><text:span text:style-name="T22">ування специфічних дій над зображеннями</text:span><text:bookmark-end text:name="__RefHeading___Toc2156_1396976311"/></text:h>
      <text:list xml:id="list134110041124061" text:continue-numbering="true" text:style-name="WWNum7">
        <text:list-item>
          <text:p text:style-name="P53"><text:span text:style-name="T14">Спотворення зображення (</text:span><text:span text:style-name="T31">confusionimg</text:span><text:span text:style-name="T14">);</text:span></text:p>
        </text:list-item>
        <text:list-item>
          <text:p text:style-name="P53"><text:span text:style-name="T16">Застосування фільтрів (</text:span><text:span text:style-name="T31">usefilter</text:span><text:span text:style-name="T16">);</text:span></text:p>
        </text:list-item>
      </text:list>
      <text:h text:style-name="P44" text:outline-level="3"><text:bookmark-start text:name="__RefHeading___Toc2158_1396976311"/>Обробка тексту<text:bookmark-end text:name="__RefHeading___Toc2158_1396976311"/></text:h>
      <text:list xml:id="list134108960406271" text:continue-numbering="true" text:style-name="WWNum7">
        <text:list-item>
          <text:p text:style-name="P53"><text:span text:style-name="T15">Додання тексту (</text:span><text:span text:style-name="T31">addtext</text:span><text:span text:style-name="T15">);</text:span></text:p>
        </text:list-item>
        <text:list-item>
          <text:p text:style-name="P55">Зміна тексту <text:span text:style-name="T15">(</text:span><text:span text:style-name="T30">changetext</text:span><text:span text:style-name="T15">).</text:span></text:p>
        </text:list-item>
      </text:list>
      <text:h text:style-name="P41" text:outline-level="2"><text:bookmark-start text:name="_Toc115102957"/><text:bookmark-start text:name="__RefHeading___Toc2077_1396976311"/><text:bookmark-start text:name="_Toc102660913"/>Вимоги до надійності<text:bookmark-end text:name="_Toc115102957"/><text:bookmark-end text:name="__RefHeading___Toc2077_1396976311"/><text:bookmark-end text:name="_Toc102660913"/></text:h>
      <text:p text:style-name="P27">Передбачити контроль введення інформації та захист від некоректних дій користувача.</text:p>
      <text:h text:style-name="P40" text:outline-level="2"><text:bookmark-start text:name="_Toc115102958"/><text:bookmark-start text:name="__RefHeading___Toc2079_1396976311"/><text:bookmark-start text:name="_Toc102660914"/><text:soft-page-break/><text:span text:style-name="T12">Умови експлуатації</text:span><text:bookmark-end text:name="_Toc115102958"/><text:bookmark-end text:name="__RefHeading___Toc2079_1396976311"/><text:bookmark-end text:name="_Toc102660914"/></text:h>
      <text:p text:style-name="P27">Умови експлуатації згідно СанПін 2.2.2.542 – 96.</text:p>
      <text:h text:style-name="P45" text:outline-level="3"><text:bookmark-start text:name="__RefHeading___Toc2081_1396976311"/><text:bookmark-start text:name="_Toc115102959"/>Вид обслуговування<text:bookmark-end text:name="__RefHeading___Toc2081_1396976311"/><text:bookmark-end text:name="_Toc115102959"/></text:h>
      <text:p text:style-name="P20">Вимоги до виду обслуговування не висуваються.</text:p>
      <text:h text:style-name="P49" text:outline-level="3"><text:bookmark-start text:name="__RefHeading___Toc2083_1396976311"/><text:bookmark-start text:name="_Toc115102960"/>Обслуговуючий персонал<text:bookmark-end text:name="__RefHeading___Toc2083_1396976311"/><text:bookmark-end text:name="_Toc115102960"/></text:h>
      <text:p text:style-name="P20">Вимоги до обслуговуючого персоналу не висуваються.</text:p>
      <text:h text:style-name="P41" text:outline-level="2"><text:bookmark-start text:name="_Toc115102961"/><text:bookmark-start text:name="__RefHeading___Toc2085_1396976311"/><text:bookmark-start text:name="_Toc102660915"/>Вимоги до складу і параметрів технічних засобів<text:bookmark-end text:name="_Toc115102961"/><text:bookmark-end text:name="__RefHeading___Toc2085_1396976311"/><text:bookmark-end text:name="_Toc102660915"/></text:h>
      <text:p text:style-name="P22">Програмне забезпечення повинно функціонувати на IBM-сумісних персональних комп‘ютерах.</text:p>
      <text:p text:style-name="P27">Мінімальна конфігурація технічних засобів:</text:p>
      <text:list xml:id="list134110578983036" text:continue-numbering="true" text:style-name="WWNum7">
        <text:list-item>
          <text:p text:style-name="P56"><text:span text:style-name="T11">тип процесору:</text:span><text:span text:style-name="T24"> </text:span><text:span text:style-name="T27">Intel Core i5;</text:span></text:p>
        </text:list-item>
        <text:list-item>
          <text:p text:style-name="P57"><text:span text:style-name="T11">об‘єм ОЗП:</text:span><text:span text:style-name="T24"> </text:span><text:span text:style-name="T60">4</text:span><text:span text:style-name="T24"> </text:span><text:span text:style-name="T11">Гб</text:span><text:span text:style-name="T7">;</text:span></text:p>
        </text:list-item>
        <text:list-item>
          <text:p text:style-name="P58">підключення до мережі Інтернет зі швидкістю від 20 мегабіт;</text:p>
        </text:list-item>
        <text:list-item>
          <text:p text:style-name="P59"><text:span text:style-name="T7">назва операційної системи: </text:span><text:span text:style-name="T26">Windows </text:span><text:span text:style-name="T58">ХР</text:span><text:span text:style-name="T26">;</text:span></text:p>
        </text:list-item>
        <text:list-item>
          <text:p text:style-name="P59"><text:span text:style-name="T7">тип операційної системи: </text:span><text:span text:style-name="T9">32</text:span><text:span text:style-name="T26">-</text:span><text:span text:style-name="T55">бітна.</text:span></text:p>
        </text:list-item>
      </text:list>
      <text:p text:style-name="P21">Рекомендована конфігурація технічних засобів:</text:p>
      <text:list xml:id="list134110889949377" text:continue-numbering="true" text:style-name="WWNum7">
        <text:list-item>
          <text:p text:style-name="P56"><text:span text:style-name="T11">тип процесору:</text:span><text:span text:style-name="T24"> </text:span><text:span text:style-name="T28">AMD Ryzen 7 2700X Eight-Core Processor</text:span><text:span text:style-name="T7">;</text:span></text:p>
        </text:list-item>
        <text:list-item>
          <text:p text:style-name="P57"><text:span text:style-name="T11">об‘єм ОЗП:</text:span><text:span text:style-name="T24"> </text:span><text:span text:style-name="T25">1</text:span><text:span text:style-name="T59">6</text:span><text:span text:style-name="T24"> </text:span><text:span text:style-name="T11">Гб</text:span><text:span text:style-name="T7">;</text:span></text:p>
        </text:list-item>
        <text:list-item>
          <text:p text:style-name="P58">підключення до мережі Інтернет зі швидкістю від 100 мегабіт;</text:p>
        </text:list-item>
        <text:list-item>
          <text:p text:style-name="P59"><text:span text:style-name="T7">назва операційної системи: </text:span><text:span text:style-name="T26">Windows 10 </text:span><text:span text:style-name="T55">версії 22Н2</text:span><text:span text:style-name="T26">;</text:span></text:p>
        </text:list-item>
        <text:list-item>
          <text:p text:style-name="P59"><text:span text:style-name="T7">тип операційної системи: </text:span><text:span text:style-name="T26">64-</text:span><text:span text:style-name="T55">бітна.</text:span></text:p>
        </text:list-item>
      </text:list>
      <text:h text:style-name="P41" text:outline-level="2"><text:bookmark-start text:name="_Toc115102962"/><text:bookmark-start text:name="__RefHeading___Toc2087_1396976311"/><text:bookmark-start text:name="_Toc102660916"/>Вимоги до інформаційної та програмної сумісності<text:bookmark-end text:name="_Toc115102962"/><text:bookmark-end text:name="__RefHeading___Toc2087_1396976311"/><text:bookmark-end text:name="_Toc102660916"/></text:h>
      <text:p text:style-name="P21">Програмне забезпечення повинно працювати під управлінням операційних систем сімейства WIN32 (Windows&amp;#39;XP, Windows NT і т.д.) або WIN<text:span text:style-name="T64">64</text:span> (Windows <text:span text:style-name="T64">10</text:span> і т.д.).</text:p>
      <text:h text:style-name="P46" text:outline-level="3"><text:bookmark-start text:name="__RefHeading___Toc2089_1396976311"/><text:bookmark-start text:name="_Toc115102963"/>Вимоги до вхідних даних<text:bookmark-end text:name="__RefHeading___Toc2089_1396976311"/><text:bookmark-end text:name="_Toc115102963"/></text:h>
      <text:p text:style-name="P31">Вхідні дані повинні бути представлені в наступному форматі: <text:span text:style-name="T44">.</text:span><text:span text:style-name="T50">png, .</text:span><text:span text:style-name="T51">jpg</text:span><text:span text:style-name="T52">.</text:span></text:p>
      <text:h text:style-name="P46" text:outline-level="3"><text:bookmark-start text:name="__RefHeading___Toc2091_1396976311"/><text:bookmark-start text:name="_Toc115102964"/>Вимоги до вихідних даних<text:bookmark-end text:name="__RefHeading___Toc2091_1396976311"/><text:bookmark-end text:name="_Toc115102964"/></text:h>
      <text:p text:style-name="P32">Результати повинні бути представлені в наступному форматі: <text:span text:style-name="T44">.</text:span><text:span text:style-name="T50">png, .</text:span><text:span text:style-name="T51">jpg.</text:span></text:p>
      <text:h text:style-name="P47" text:outline-level="3"><text:bookmark-start text:name="__RefHeading___Toc2093_1396976311"/><text:bookmark-start text:name="_Toc115102965"/><text:soft-page-break/><text:span text:style-name="T13">Вимоги до мови розробки</text:span><text:bookmark-end text:name="__RefHeading___Toc2093_1396976311"/><text:bookmark-end text:name="_Toc115102965"/></text:h>
      <text:p text:style-name="P27">Розробку виконати на мові програмування <text:span text:style-name="T35">Java.</text:span></text:p>
      <text:h text:style-name="P46" text:outline-level="3"><text:bookmark-start text:name="__RefHeading___Toc2095_1396976311"/><text:bookmark-start text:name="_Toc115102966"/>Вимоги до середовища розробки<text:bookmark-end text:name="__RefHeading___Toc2095_1396976311"/><text:bookmark-end text:name="_Toc115102966"/></text:h>
      <text:p text:style-name="P27">Розробку виконати на платформі <text:span text:style-name="T36">Windows 10 </text:span><text:span text:style-name="T61">версії 22Н2 за допомогою середовища розробки </text:span><text:span text:style-name="T72">Visual Studio Code</text:span><text:span text:style-name="T36">.</text:span></text:p>
      <text:h text:style-name="P47" text:outline-level="3"><text:bookmark-start text:name="__RefHeading___Toc2097_1396976311"/><text:bookmark-start text:name="_Toc115102967"/><text:span text:style-name="T13">Вимоги до представленню вихідних кодів</text:span><text:bookmark-end text:name="_Toc115102967"/><text:span text:style-name="T13"> </text:span><text:bookmark-end text:name="__RefHeading___Toc2097_1396976311"/></text:h>
      <text:p text:style-name="P27"><text:span text:style-name="T7">Вихідний код програми має бути представлений у в</text:span><text:span text:style-name="T40">игляді </text:span><text:span text:style-name="T37">Java</text:span><text:span text:style-name="T73">Script</text:span><text:span text:style-name="T37">, CSS </text:span><text:span text:style-name="T62">та</text:span><text:span text:style-name="T37"> HTML </text:span><text:span text:style-name="T62">файлів</text:span><text:span text:style-name="T38">.</text:span><text:span text:style-name="T37"> </text:span></text:p>
      <text:h text:style-name="P41" text:outline-level="2"><text:bookmark-start text:name="_Toc115102968"/><text:bookmark-start text:name="__RefHeading___Toc2099_1396976311"/><text:bookmark-start text:name="_Toc102660917"/>Вимоги до маркування та пакування<text:bookmark-end text:name="_Toc115102968"/><text:bookmark-end text:name="__RefHeading___Toc2099_1396976311"/><text:bookmark-end text:name="_Toc102660917"/></text:h>
      <text:p text:style-name="P36">Вимоги до маркування та пакування не висуваються.</text:p>
      <text:h text:style-name="P41" text:outline-level="2"><text:bookmark-start text:name="_Toc115102969"/><text:bookmark-start text:name="__RefHeading___Toc2101_1396976311"/><text:bookmark-start text:name="_Toc102660918"/>Вимоги до транспортування та зберігання<text:bookmark-end text:name="_Toc115102969"/><text:bookmark-end text:name="__RefHeading___Toc2101_1396976311"/><text:bookmark-end text:name="_Toc102660918"/></text:h>
      <text:p text:style-name="P36">Вимоги до транспортування та зберігання не висуваються.</text:p>
      <text:h text:style-name="P41" text:outline-level="2"><text:bookmark-start text:name="_Toc115102970"/><text:bookmark-start text:name="__RefHeading___Toc2103_1396976311"/><text:bookmark-start text:name="_Toc102660919"/>Спеціальні вимоги<text:bookmark-end text:name="_Toc115102970"/><text:bookmark-end text:name="__RefHeading___Toc2103_1396976311"/><text:bookmark-end text:name="_Toc102660919"/></text:h>
      <text:p text:style-name="P23">Налаштовувати <text:span text:style-name="T74">HTML</text:span><text:span text:style-name="T23">-</text:span>файл для збірки <text:span text:style-name="T5">б</text:span>інарного файлу із програмою.</text:p>
      <text:h text:style-name="P38" text:outline-level="1"><text:bookmark-start text:name="_Toc115102971"/><text:bookmark-start text:name="__RefHeading___Toc2105_1396976311"/><text:bookmark-start text:name="_Toc102660920"/>ВИМОГИ ДО ПРОГРАМНОЇ ДОКУМЕНТАЦІЇ<text:bookmark-end text:name="_Toc115102971"/><text:bookmark-end text:name="__RefHeading___Toc2105_1396976311"/><text:bookmark-end text:name="_Toc102660920"/></text:h>
      <text:h text:style-name="P42" text:outline-level="2"><text:bookmark-start text:name="__RefHeading___Toc2107_1396976311"/><text:bookmark-start text:name="_Toc115102972"/>Попередній склад програмної документації<text:bookmark-end text:name="__RefHeading___Toc2107_1396976311"/><text:bookmark-end text:name="_Toc115102972"/></text:h>
      <text:p text:style-name="P27">У склад супроводжувальної документації повинні входити наступні документи на аркушах формату А4:</text:p>
      <text:list xml:id="list134109683931066" text:continue-numbering="true" text:style-name="WWNum7">
        <text:list-item>
          <text:p text:style-name="P62">пояснювальна записка;</text:p>
        </text:list-item>
        <text:list-item>
          <text:p text:style-name="P62">технічне завдання;</text:p>
        </text:list-item>
        <text:list-item>
          <text:p text:style-name="P60">керівництво користувача;</text:p>
        </text:list-item>
        <text:list-item>
          <text:p text:style-name="P62">програма та методика тестування;</text:p>
        </text:list-item>
        <text:list-item>
          <text:p text:style-name="P62">текст програми.</text:p>
        </text:list-item>
      </text:list>
      <text:p text:style-name="P27">Графічна частина повинна бути виконана на аркушах формату А3 та містити наступні документи:</text:p>
      <text:list xml:id="list134110891018648" text:continue-numbering="true" text:style-name="WWNum7">
        <text:list-item>
          <text:p text:style-name="P61">схема структурна варіантів використання;</text:p>
        </text:list-item>
        <text:list-item>
          <text:p text:style-name="P61">схеми взаємодії об’єктів, об’єктна декомпозиція;</text:p>
        </text:list-item>
        <text:list-item>
          <text:p text:style-name="P61">схема структурна класів програмного забезпечення;</text:p>
        </text:list-item>
        <text:list-item>
          <text:p text:style-name="P61">схема структурна станів інтерфейсу;</text:p>
        </text:list-item>
        <text:list-item>
          <text:p text:style-name="P61">креслення вигляду екранних форм.</text:p>
        </text:list-item>
      </text:list>
      <text:h text:style-name="P42" text:outline-level="2"><text:bookmark-start text:name="__RefHeading___Toc2109_1396976311"/><text:bookmark-start text:name="_Toc115102973"/>Спеціальні вимоги до програмної документації<text:bookmark-end text:name="__RefHeading___Toc2109_1396976311"/><text:bookmark-end text:name="_Toc115102973"/></text:h>
      <text:p text:style-name="P27"><text:bookmark-start text:name="_Toc102660921"/>Програмні модулі, котрі розробляються, повинні бути задокументовані, тобто тексти програм повинні містити всі необхідні коментарі.<text:bookmark-end text:name="_Toc102660921"/></text:p>
      <text:h text:style-name="P38" text:outline-level="1"><text:bookmark-start text:name="_Toc115102974"/><text:bookmark-start text:name="__RefHeading___Toc2111_1396976311"/><text:bookmark-start text:name="_Toc102660925"/>СТАДІЇ І ЕТАПИ РОЗРОБКИ<text:bookmark-end text:name="_Toc115102974"/><text:bookmark-end text:name="__RefHeading___Toc2111_1396976311"/><text:bookmark-end text:name="_Toc102660925"/></text:h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5">№</text:p>
          </table:table-cell>
          <table:table-cell table:style-name="Таблица2.A1" office:value-type="string">
            <text:p text:style-name="P16">Назва етапу</text:p>
          </table:table-cell>
          <table:table-cell table:style-name="Таблица2.A1" office:value-type="string">
            <text:p text:style-name="P16">Строк</text:p>
          </table:table-cell>
          <table:table-cell table:style-name="Таблица2.A1" office:value-type="string">
            <text:p text:style-name="P16">Звітність</text:p>
          </table:table-cell>
        </table:table-row>
        <table:table-row table:style-name="Таблица2.1">
          <table:table-cell table:style-name="Таблица2.A1" office:value-type="string">
            <text:p text:style-name="P15">1.</text:p>
          </table:table-cell>
          <table:table-cell table:style-name="Таблица2.A1" office:value-type="string">
            <text:p text:style-name="P17">Вивчення літератури за тематикою роботи</text:p>
          </table:table-cell>
          <table:table-cell table:style-name="Таблица2.A1" office:value-type="string">
            <text:p text:style-name="P16"><text:span text:style-name="T65">6</text:span>.<text:span text:style-name="T65">11</text:span></text:p>
          </table:table-cell>
          <table:table-cell table:style-name="Таблица2.A1" office:value-type="string">
            <text:p text:style-name="P17"/>
          </table:table-cell>
        </table:table-row>
        <table:table-row table:style-name="Таблица2.1">
          <table:table-cell table:style-name="Таблица2.A1" office:value-type="string">
            <text:p text:style-name="P15">2.</text:p>
          </table:table-cell>
          <table:table-cell table:style-name="Таблица2.A1" office:value-type="string">
            <text:p text:style-name="P17">Розробка технічного завдання</text:p>
          </table:table-cell>
          <table:table-cell table:style-name="Таблица2.A1" office:value-type="string">
            <text:p text:style-name="P16"><text:span text:style-name="T65">1</text:span>3.<text:span text:style-name="T65">11</text:span></text:p>
          </table:table-cell>
          <table:table-cell table:style-name="Таблица2.A1" office:value-type="string">
            <text:p text:style-name="P17">Технічне завдання</text:p>
          </table:table-cell>
        </table:table-row>
        <table:table-row table:style-name="Таблица2.1">
          <table:table-cell table:style-name="Таблица2.A1" office:value-type="string">
            <text:p text:style-name="P15">3.</text:p>
          </table:table-cell>
          <table:table-cell table:style-name="Таблица2.A1" office:value-type="string">
            <text:p text:style-name="P17">Аналіз вимог та уточнення специфікацій</text:p>
          </table:table-cell>
          <table:table-cell table:style-name="Таблица2.A1" office:value-type="string">
            <text:p text:style-name="P16"><text:span text:style-name="T66">04</text:span>.<text:span text:style-name="T66">12</text:span></text:p>
          </table:table-cell>
          <table:table-cell table:style-name="Таблица2.A1" office:value-type="string">
            <text:p text:style-name="P17">Специфікації програмного забезпечення</text:p>
          </table:table-cell>
        </table:table-row>
        <table:table-row table:style-name="Таблица2.1">
          <table:table-cell table:style-name="Таблица2.A1" office:value-type="string">
            <text:p text:style-name="P15">4.</text:p>
          </table:table-cell>
          <table:table-cell table:style-name="Таблица2.A1" office:value-type="string">
            <text:p text:style-name="P17">Проектування структури програмного забезпечення, проектування компонентів</text:p>
          </table:table-cell>
          <table:table-cell table:style-name="Таблица2.A1" office:value-type="string">
            <text:p text:style-name="P16"><text:span text:style-name="T66">04</text:span>.<text:span text:style-name="T66">12</text:span></text:p>
          </table:table-cell>
          <table:table-cell table:style-name="Таблица2.A1" office:value-type="string">
            <text:p text:style-name="P17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Таблица2.1">
          <table:table-cell table:style-name="Таблица2.A1" office:value-type="string">
            <text:p text:style-name="P15">5.</text:p>
          </table:table-cell>
          <table:table-cell table:style-name="Таблица2.A1" office:value-type="string">
            <text:p text:style-name="P17">Програмна реалізація програмного забезпечення</text:p>
          </table:table-cell>
          <table:table-cell table:style-name="Таблица2.A1" office:value-type="string">
            <text:p text:style-name="P16"><text:span text:style-name="T66">04</text:span>.<text:span text:style-name="T66">12</text:span></text:p>
          </table:table-cell>
          <table:table-cell table:style-name="Таблица2.A1" office:value-type="string">
            <text:p text:style-name="P17">Тексти програмного забезпечення</text:p>
          </table:table-cell>
        </table:table-row>
        <table:table-row table:style-name="Таблица2.1">
          <table:table-cell table:style-name="Таблица2.A1" office:value-type="string">
            <text:p text:style-name="P15">6.</text:p>
          </table:table-cell>
          <table:table-cell table:style-name="Таблица2.A1" office:value-type="string">
            <text:p text:style-name="P17">Тестування програмного забезпечення</text:p>
          </table:table-cell>
          <table:table-cell table:style-name="Таблица2.A1" office:value-type="string">
            <text:p text:style-name="P16">1<text:span text:style-name="T66">1</text:span>.<text:span text:style-name="T66">12</text:span></text:p>
          </table:table-cell>
          <table:table-cell table:style-name="Таблица2.A1" office:value-type="string">
            <text:p text:style-name="P17">Тести, результати тестування</text:p>
          </table:table-cell>
        </table:table-row>
        <table:table-row table:style-name="Таблица2.1">
          <table:table-cell table:style-name="Таблица2.A1" office:value-type="string">
            <text:p text:style-name="P15">7.</text:p>
          </table:table-cell>
          <table:table-cell table:style-name="Таблица2.A1" office:value-type="string">
            <text:p text:style-name="P17">Розробка матеріалів текстової частини роботи</text:p>
          </table:table-cell>
          <table:table-cell table:style-name="Таблица2.A1" office:value-type="string">
            <text:p text:style-name="P16">1<text:span text:style-name="T66">8</text:span>.<text:span text:style-name="T66">12</text:span></text:p>
          </table:table-cell>
          <table:table-cell table:style-name="Таблица2.A1" office:value-type="string">
            <text:p text:style-name="P17">Пояснювальна записка</text:p>
          </table:table-cell>
        </table:table-row>
        <table:table-row table:style-name="Таблица2.1">
          <table:table-cell table:style-name="Таблица2.A1" office:value-type="string">
            <text:p text:style-name="P15">8.</text:p>
          </table:table-cell>
          <table:table-cell table:style-name="Таблица2.A1" office:value-type="string">
            <text:p text:style-name="P17">Розробка матеріалів графічної частини роботи</text:p>
          </table:table-cell>
          <table:table-cell table:style-name="Таблица2.A1" office:value-type="string">
            <text:p text:style-name="P16"><text:span text:style-name="T39">25</text:span>.<text:span text:style-name="T66">12</text:span></text:p>
          </table:table-cell>
          <table:table-cell table:style-name="Таблица2.A1" office:value-type="string">
            <text:p text:style-name="P17">Графічний матеріал проекту</text:p>
          </table:table-cell>
        </table:table-row>
        <table:table-row table:style-name="Таблица2.1">
          <table:table-cell table:style-name="Таблица2.A1" office:value-type="string">
            <text:p text:style-name="P15">9.</text:p>
          </table:table-cell>
          <table:table-cell table:style-name="Таблица2.A1" office:value-type="string">
            <text:p text:style-name="P17">Оформлення технічної документації роботи</text:p>
          </table:table-cell>
          <table:table-cell table:style-name="Таблица2.A1" office:value-type="string">
            <text:p text:style-name="P16"><text:span text:style-name="T39">25</text:span>.<text:span text:style-name="T66">12</text:span></text:p>
          </table:table-cell>
          <table:table-cell table:style-name="Таблица2.A1" office:value-type="string">
            <text:p text:style-name="P17">Технічна документація</text:p>
          </table:table-cell>
        </table:table-row>
      </table:table>
      <text:p text:style-name="P27"/>
      <text:h text:style-name="P38" text:outline-level="1"><text:bookmark-start text:name="_Toc115102975"/><text:bookmark-start text:name="__RefHeading___Toc2113_1396976311"/><text:bookmark-start text:name="_Toc102660926"/>ПОРЯДОК КОНТРОЛЮ ТА ПРИЙМАННЯ<text:bookmark-end text:name="_Toc115102975"/><text:bookmark-end text:name="__RefHeading___Toc2113_1396976311"/><text:bookmark-end text:name="_Toc102660926"/></text:h>
      <text:p text:style-name="P27">Тестування розробленого програмного продукту виконується відповідно до “Програми та методики тестування”.</text:p>
      <text:section text:style-name="Sect1" text:name="TextSection">
        <text:p text:style-name="P33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50%" fo:text-align="justify" style:justify-single-word="false" fo:orphans="2" fo:widows="2" fo:hyphenation-ladder-count="no-limit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5689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fo:language="en" fo:country="US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List_20_Paragraph" style:next-style-name="Standard" loext:linked-style-name="Заголовок_20_1_20_Знак" style:default-outline-level="1" style:class="text">
      <style:paragraph-properties fo:margin-top="0.1665in" fo:margin-bottom="0.1665in" style:contextual-spacing="false" fo:text-align="center" style:justify-single-word="false" fo:hyphenation-ladder-count="no-limit" fo:break-before="page"/>
      <style:text-properties fo:text-transform="uppercase"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List_20_Paragraph" style:next-style-name="Standard" loext:linked-style-name="Заголовок_20_2_20_Знак" style:default-outline-level="2" style:class="text">
      <style:paragraph-properties fo:margin-top="0.1665in" fo:margin-bottom="0.1665in" style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List_20_Paragraph" style:next-style-name="Standard" loext:linked-style-name="Заголовок_20_3_20_Знак" style:default-outline-level="3" style:class="text">
      <style:paragraph-properties fo:margin-top="0.1665in" fo:margin-bottom="0.1665in" style:contextual-spacing="false" fo:text-align="start" style:justify-single-word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28in" fo:margin-bottom="0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028in" fo:margin-bottom="0in" style:contextual-spacing="tru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028in" fo:margin-bottom="0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028in" fo:margin-bottom="0in" style:contextual-spacing="tru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028in" fo:margin-bottom="0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028in" fo:margin-bottom="0in" style:contextual-spacing="tru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No_20_Spacing" style:display-name="No Spacing" style:family="paragraph" loext:linked-style-name="Без_20_интервала_20_Знак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0in" fo:margin-right="0in" fo:margin-top="0in" fo:margin-bottom="0.111in" style:contextual-spacing="true" fo:text-indent="0.4925in" style:auto-text-indent="false"/>
      <style:text-properties fo:color="#5a5a5a" loext:opacity="100%" style:font-name="Calibri" fo:font-family="Calibri" style:font-family-generic="roman" style:font-pitch="variable" fo:font-size="11pt" fo:letter-spacing="0.0102in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/>
    </style:style>
    <style:style style:name="Title" style:family="paragraph" style:parent-style-name="Standard" style:next-style-name="Standard" loext:linked-style-name="Заголовок_20_Знак" style:class="chapter">
      <style:paragraph-properties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Титулка_20__28_шапка_20_1_29_" style:display-name="Титулка (шапка 1)" style:family="paragraph" style:parent-style-name="Standard" loext:linked-style-name="Титулка_20__28_шапка_20_1_29__20_Знак">
      <style:paragraph-properties fo:margin-left="0in" fo:margin-right="0in" fo:line-height="100%" fo:text-align="center" style:justify-single-word="false" fo:text-indent="0in" style:auto-text-indent="false"/>
      <style:text-properties fo:text-transform="uppercase" fo:font-size="12pt" fo:font-weight="bold" style:font-size-asian="12pt" style:font-weight-asian="bold" style:font-weight-complex="bold"/>
    </style:style>
    <style:style style:name="Титулка_20__28_шапка_20_2_29_" style:display-name="Титулка (шапка 2)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leader-style="solid" style:leader-text="_"/>
        </style:tab-stops>
      </style:paragraph-properties>
      <style:text-properties style:text-underline-style="solid" style:text-underline-width="auto" style:text-underline-color="font-color"/>
    </style:style>
    <style:style style:name="Титулка_20__28_шапка_20_3_29_" style:display-name="Титулка (шапка 3)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leader-style="solid" style:leader-text="_"/>
          <style:tab-stop style:position="6.6882in" style:leader-style="solid" style:leader-text="_"/>
        </style:tab-stops>
      </style:paragraph-properties>
      <style:text-properties style:text-position="super 58%"/>
    </style:style>
    <style:style style:name="Титулка_20__28_шапка_20_4_29_" style:display-name="Титулка (шапка 4)" style:family="paragraph" style:parent-style-name="Standard" loext:linked-style-name="Титулка_20__28_шапка_20_4_29__20_Знак">
      <style:paragraph-properties fo:margin-left="3.9374in" fo:margin-right="0in" fo:margin-top="0in" fo:margin-bottom="0.0972in" style:contextual-spacing="true" fo:line-height="100%" fo:text-align="start" style:justify-single-word="false" fo:text-indent="0in" style:auto-text-indent="false"/>
      <style:text-properties fo:font-size="13pt" style:font-size-asian="13pt"/>
    </style:style>
    <style:style style:name="Титулка_20__28_заголовок_20_1_29_" style:display-name="Титулка (заголовок 1)" style:family="paragraph" style:parent-style-name="Standard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type="right" style:leader-style="solid" style:leader-text="_"/>
        </style:tab-stops>
      </style:paragraph-properties>
      <style:text-properties fo:font-size="20pt" fo:font-weight="bold" style:font-size-asian="20pt" style:font-weight-asian="bold" style:font-size-complex="20pt"/>
    </style:style>
    <style:style style:name="Титулка_20__28_заголовок_20_2_29_" style:display-name="Титулка (заголовок 2)" style:family="paragraph" style:parent-style-name="Титулка_20__28_заголовок_20_1_29_">
      <style:text-properties fo:font-size="13pt" style:font-size-asian="13pt" style:font-size-complex="13pt"/>
    </style:style>
    <style:style style:name="Титулка_20__28_тело_29_" style:display-name="Титулка (тело)" style:family="paragraph">
      <style:paragraph-properties fo:margin-top="0in" fo:margin-bottom="0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3pt" fo:language="uk" fo:country="UA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итулка_20__28_тело_20_верхн._29_" style:display-name="Титулка (тело верхн.)" style:family="paragraph" style:parent-style-name="Standard">
      <style:paragraph-properties fo:margin-left="0in" fo:margin-right="0in" fo:line-height="100%" fo:text-indent="0in" style:auto-text-indent="false"/>
      <style:text-properties style:text-position="super 58%" fo:font-size="13pt" style:font-size-asian="13pt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SOCPEUR_20_11_20_K" style:display-name="ISOCPEUR 11 K" style:family="paragraph" style:parent-style-name="No_20_Spacing" loext:linked-style-name="ISOCPEUR_20_11_20_K_20_Знак">
      <style:paragraph-properties fo:margin-left="0in" fo:margin-right="0in" fo:text-align="center" style:justify-single-word="false" fo:text-indent="0in" style:auto-text-indent="false"/>
      <style:text-properties style:font-name="GOST type A" fo:font-family="'GOST type A'" style:font-family-generic="roman" style:font-pitch="variable" fo:font-size="12pt" fo:language="uk" fo:country="UA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NR_5f_14_5f_1.5" style:display-name="TNR_14_1.5" style:family="paragraph" style:parent-style-name="No_20_Spacing" loext:linked-style-name="TNR_5f_14_5f_1.5_20_Знак">
      <style:paragraph-properties fo:line-height="150%" fo:text-align="start" style:justify-single-word="false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text-indent="0.4925in" style:auto-text-indent="false"/>
    </style:style>
    <style:style style:name="Plain_20_Text" style:display-name="Plain Text" style:family="paragraph" style:parent-style-name="Standard" loext:linked-style-name="Текст_20_Знак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Без_20_отступа" style:display-name="Без отступа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letter-kerning="true"/>
    </style:style>
    <style:style style:name="Drawing" style:family="paragraph" style:parent-style-name="Standard" style:class="extra">
      <style:paragraph-properties fo:margin-left="0in" fo:margin-right="0in" fo:margin-top="0.3335in" fo:margin-bottom="0in" style:contextual-spacing="true" fo:text-align="center" style:justify-single-word="false" fo:text-indent="0in" style:auto-text-indent="false" fo:keep-with-next="always"/>
      <style:text-properties style:font-size-complex="14pt"/>
    </style:style>
    <style:style style:name="Подпись_20_рисунка" style:display-name="Подпись рисунка" style:family="paragraph" style:parent-style-name="Heading_20_3" style:default-outline-level="3" style:list-style-name="">
      <style:paragraph-properties fo:margin-left="1.1in" fo:margin-right="0in" fo:margin-top="0.1665in" fo:margin-bottom="0.3335in" style:contextual-spacing="true" fo:text-align="center" style:justify-single-word="false" fo:text-indent="-1.1in" style:auto-text-indent="false"/>
      <style:text-properties fo:font-style="normal" style:font-style-asian="normal"/>
    </style:style>
    <style:style style:name="Подпись_20_таблицы" style:display-name="Подпись таблицы" style:family="paragraph" style:parent-style-name="Подпись_20_рисунка">
      <style:paragraph-properties fo:margin-left="1.1in" fo:margin-right="0in" fo:margin-top="0.3335in" fo:margin-bottom="0.1665in" style:contextual-spacing="true" fo:text-indent="-1.1in" style:auto-text-indent="false"/>
    </style:style>
    <style:style style:name="Список_20__28_дипл_29_" style:display-name="Список (дипл)" style:family="paragraph" style:parent-style-name="List_20_Paragraph" style:list-style-name="WWNum1">
      <style:text-properties style:font-size-complex="14pt"/>
    </style:style>
    <style:style style:name="Нумерация_20__28_дипл_29_" style:display-name="Нумерация (дипл)" style:family="paragraph" style:parent-style-name="List_20_Paragraph" style:list-style-name="WWNum2">
      <style:text-properties fo:background-color="#ffffff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 fo:text-align="start" style:justify-single-word="false" fo:keep-together="always" fo:hyphenation-ladder-count="no-limit" fo:break-before="auto" fo:break-after="auto" fo:keep-with-next="always"/>
      <style:text-properties fo:font-variant="normal" fo:text-transform="none" fo:color="#2e74b5" loext:opacity="100%" style:font-name="Calibri Light1" fo:font-family="'Calibri Light'" style:font-family-generic="swiss" style:font-pitch="variable" fo:font-size="16pt" fo:language="ru" fo:country="RU" fo:font-weight="normal" style:font-name-asian="Calibri1" style:font-family-asian="Calibri" style:font-family-generic-asian="system" style:font-pitch-asian="variable" style:font-size-asian="16pt" style:font-weight-asian="normal" style:font-name-complex="Tahoma" style:font-family-complex="Tahoma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text-align="start" style:justify-single-word="false" fo:text-indent="0in" style:auto-text-indent="false">
        <style:tab-stops>
          <style:tab-stop style:position="0.4583in"/>
          <style:tab-stop style:position="7.0874in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in" fo:margin-right="0in" fo:text-indent="0in" style:auto-text-indent="false">
        <style:tab-stops>
          <style:tab-stop style:position="0.4583in"/>
          <style:tab-stop style:position="7.0874in" style:type="right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in" fo:margin-right="0in" fo:text-indent="0.0043in" style:auto-text-indent="false">
        <style:tab-stops>
          <style:tab-stop style:position="0.611in"/>
          <style:tab-stop style:position="7.0874in" style:type="right" style:leader-style="dotted" style:leader-text="."/>
        </style:tab-stops>
      </style:paragraph-properties>
    </style:style>
    <style:style style:name="Заголовок_20__28_без_20_номера_29_" style:display-name="Заголовок (без номера)" style:family="paragraph" style:parent-style-name="Heading_20_1" style:next-style-name="Standard" style:default-outline-level="1" style:list-style-name=""/>
    <style:style style:name="Заголовок_20__28_без_20_зм._29_" style:display-name="Заголовок (без зм.)" style:family="paragraph" style:parent-style-name="Заголовок_20__28_без_20_номера_29_" style:next-style-name="Standard" style:default-outline-level="">
      <style:paragraph-properties fo:margin-top="0.1665in" fo:margin-bottom="0.0835in" style:contextual-spacing="true" fo:line-height="100%"/>
    </style:style>
    <style:style style:name="Без_20_отступа_20__28_жырный_29_" style:display-name="Без отступа (жырный)" style:family="paragraph" style:parent-style-name="Без_20_отступа"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style:contextual-spacing="false" fo:line-height="100%" fo:text-align="start" style:justify-single-word="false" fo:text-indent="0in" style:auto-text-indent="false"/>
      <style:text-properties fo:font-size="12pt" fo:language="ru" fo:country="RU" style:font-size-asian="12pt"/>
    </style:style>
    <style:style style:name="Bibliography" style:family="paragraph" style:parent-style-name="Standard" style:next-style-name="Standard"/>
    <style:style style:name="Заголовок_20_диплом" style:display-name="Заголовок диплом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fo:font-size="16pt" fo:font-weight="bold" style:font-name-asian="Calibri1" style:font-family-asian="Calibri" style:font-family-generic-asian="system" style:font-pitch-asian="variable" style:font-size-asian="16pt" style:language-asian="uk" style:country-asian="UA" style:font-weight-asian="bold" style:font-size-complex="18pt"/>
    </style:style>
    <style:style style:name="Д_20_заг2" style:display-name="Д заг2" style:family="paragraph" style:parent-style-name="Heading_20_2" loext:linked-style-name="Д_20_заг2_20_Знак" style:default-outline-level="2" style:list-style-name="">
      <style:paragraph-properties fo:margin-top="0.1665in" fo:margin-bottom="0.0835in" style:contextual-spacing="false" fo:text-align="start" style:justify-single-word="false" fo:keep-together="always"/>
      <style:text-properties fo:color="#5b9bd5" loext:opacity="100%" style:font-name-asian="Calibri1" style:font-family-asian="Calibri" style:font-family-generic-asian="system" style:font-pitch-asian="variable" style:font-size-complex="13pt" style:font-weight-complex="bold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Paragraph" style:display-name="Table Paragraph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fo:font-size="11pt" fo:language="en" fo:country="US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1965in" fo:margin-right="0in" fo:margin-top="0in" fo:margin-bottom="0.0835in" style:contextual-spacing="true" fo:text-indent="0.4925in" style:auto-text-indent="false"/>
    </style:style>
    <style:style style:name="ВСТУП" style:family="paragraph" style:parent-style-name="Standard" style:default-outline-level="1" style:list-style-name="">
      <style:paragraph-properties fo:margin-left="0in" fo:margin-right="0in" fo:margin-top="0.1665in" fo:margin-bottom="0.0835in" style:contextual-spacing="false" fo:text-align="center" style:justify-single-word="false" fo:keep-together="always" fo:text-indent="0in" style:auto-text-indent="false" fo:break-before="page" fo:keep-with-next="always"/>
      <style:text-properties fo:text-transform="uppercase" fo:language="en" fo:country="US" fo:font-weight="bold" style:font-weight-asian="bold" style:font-size-complex="18pt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102in" style:font-name-asian="Calibri1" style:font-family-asian="Calibri" style:font-family-generic-asian="system" style:font-pitch-asian="variable" style:language-asian="ru" style:country-asian="RU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" style:font-family-complex="Tahoma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Титулка_20__28_шапка_20_1_29__20_Знак" style:display-name="Титулка (шапка 1) Знак" style:family="text" style:parent-style-name="Default_20_Paragraph_20_Font" loext:linked-style-name="Титулка_20__28_шапка_20_1_29_">
      <style:text-properties fo:text-transform="uppercase" style:font-name="Times New Roman" fo:font-family="'Times New Roman'" style:font-family-generic="roman" style:font-pitch="variable" fo:font-size="12pt" fo:language="uk" fo:country="UA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итулка_20__28_шапка_20_4_29__20_Знак" style:display-name="Титулка (шапка 4) Знак" style:family="text" style:parent-style-name="Default_20_Paragraph_20_Font" loext:linked-style-name="Титулка_20__28_шапка_20_4_29_">
      <style:text-properties style:font-name="Times New Roman" fo:font-family="'Times New Roman'" style:font-family-generic="roman" style:font-pitch="variable" fo:font-size="13pt" fo:language="uk" fo:country="UA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итулка_20__28_тело_20_подчеркн._29_" style:display-name="Титулка (тело подчеркн.)" style:family="text" style:parent-style-name="Default_20_Paragraph_20_Font">
      <style:text-properties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SOCPEUR_20_11_20_K_20_Знак" style:display-name="ISOCPEUR 11 K Знак" style:family="text" style:parent-style-name="Default_20_Paragraph_20_Font" loext:linked-style-name="ISOCPEUR_20_11_20_K">
      <style:text-properties style:font-name="GOST type A" fo:font-family="'GOST type A'" style:font-family-generic="roman" style:font-pitch="variable" fo:font-size="12pt" fo:language="uk" fo:country="UA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Без_20_интервала_20_Знак" style:display-name="Без интервала Знак" style:family="text" style:parent-style-name="Default_20_Paragraph_20_Font" loext:linked-style-name="No_20_Spacing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NR_5f_14_5f_1.5_20_Знак" style:display-name="TNR_14_1.5 Знак" style:family="text" style:parent-style-name="Без_20_интервала_20_Знак" loext:linked-style-name="TNR_5f_14_5f_1.5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ps" style:family="text"/>
    <style:style style:name="short_5f_text" style:display-name="short_text" style:family="text"/>
    <style:style style:name="Д_20_заг2_20_Знак" style:display-name="Д заг2 Знак" style:family="text" style:parent-style-name="Заголовок_20_2_20_Знак" loext:linked-style-name="Д_20_заг2">
      <style:text-properties fo:color="#5b9bd5" loext:opacity="100%" style:font-name="Times New Roman" fo:font-family="'Times New Roman'" style:font-family-generic="roman" style:font-pitch="variable" fo:font-size="14pt" fo:language="uk" fo:country="UA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apple-converted-space" style:family="text" style:parent-style-name="Default_20_Paragraph_20_Font"/>
    <style:style style:name="Неразрешенное_20_упоминание1" style:display-name="Неразрешенное упоминание1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uk" fo:country="UA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uk" fo:country="UA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language="uk" fo:country="UA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4pt" fo:language="uk" fo:country="UA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uk" fo:country="UA" style:font-name-asian="Calibri1" style:font-family-asian="Calibri" style:font-family-generic-asian="system" style:font-pitch-asian="variable" style:font-size-asian="10.5pt" style:language-asian="ru" style:country-asian="RU" style:font-name-complex="Tahoma" style:font-family-complex="Tahoma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uk" fo:country="UA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language="uk" fo:country="UA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4pt" style:font-size-asian="14pt" style:font-size-complex="16pt"/>
    </style:style>
    <style:style style:name="ListLabel_20_65" style:display-name="ListLabel 65" style:family="text"/>
    <style:style style:name="ListLabel_20_66" style:display-name="ListLabel 66" style:family="text"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Times New Roman2"/>
      </text:list-level-style-bullet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 – " style:num-suffix=" – " style:num-format="">
        <style:list-level-properties text:list-level-position-and-space-mode="label-alignment">
          <style:list-level-label-alignment text:label-followed-by="space" fo:text-indent="-0.25in" fo:margin-left="0.9398in"/>
        </style:list-level-properties>
      </text:list-level-style-number>
      <text:list-level-style-number text:level="3" text:style-name="ListLabel_20_12" loext:num-list-format="%3%." style:num-suffix="." style:num-format="а, б, .., аа, аб, ... (ru)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Times New Roman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No_20_Spacing">
      <style:text-properties style:font-name="ISOCPEUR" fo:font-size="10pt" fo:font-style="italic" style:font-size-asian="10pt" style:font-style-asian="italic"/>
    </style:style>
    <style:style style:name="MP3" style:family="paragraph" style:parent-style-name="No_20_Spacing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fo:language="en" fo:country="US"/>
    </style:style>
    <style:style style:name="MP6" style:family="paragraph">
      <loext:graphic-properties draw:fill="none"/>
      <style:paragraph-properties fo:text-align="start" loext:writing-mode="bt-lr"/>
      <style:text-properties fo:font-size="18pt"/>
    </style:style>
    <style:style style:name="MP7" style:family="paragraph" style:parent-style-name="No_20_Spacing">
      <style:paragraph-properties fo:text-align="center" style:justify-single-word="false"/>
      <style:text-properties style:font-name="ISOCPEUR" fo:font-size="10pt" fo:font-style="italic" style:font-size-asian="10pt" style:font-style-asian="italic"/>
    </style:style>
    <style:style style:name="MP8" style:family="paragraph" style:parent-style-name="Footer">
      <style:paragraph-properties>
        <style:tab-stops>
          <style:tab-stop style:position="0.8437in"/>
        </style:tab-stops>
      </style:paragraph-properties>
      <style:text-properties fo:font-size="8pt" style:font-size-asian="8pt" style:font-size-complex="8pt"/>
    </style:style>
    <style:style style:name="MT1" style:family="text">
      <style:text-properties style:font-name="Times New Roman" fo:font-size="14pt" style:font-size-asian="14pt" style:font-name-complex="Times New Roman1" style:font-size-complex="14pt"/>
    </style:style>
    <style:style style:name="MT2" style:family="text">
      <style:text-properties style:font-name="ISOCPEUR" fo:font-style="italic" style:font-style-asian="italic"/>
    </style:style>
    <style:style style:name="MT3" style:family="text">
      <style:text-properties style:font-name="ISOCPEUR" fo:font-size="10pt" fo:font-style="italic" style:font-size-asian="10pt" style:font-style-asian="italic"/>
    </style:style>
    <style:style style:name="Mfr1" style:family="graphic" style:parent-style-name="Frame">
      <style:graphic-properties fo:margin-left="0.0016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fr2" style:family="graphic" style:parent-style-name="Frame">
      <style:graphic-properties fo:margin-left="0.0047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fr3" style:family="graphic" style:parent-style-name="Frame">
      <style:graphic-properties fo:margin-left="0in" fo:margin-right="0.0043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4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5" style:family="graphic" style:parent-style-name="Frame">
      <style:graphic-properties fo:margin-left="0in" fo:margin-right="0.002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6" style:family="graphic" style:parent-style-name="Frame">
      <style:graphic-properties fo:margin-left="0.002in" fo:margin-right="0.0043in" style:run-through="background" style:wrap="run-through" style:number-wrapped-paragraphs="no-limit" style:vertical-pos="from-top" style:vertical-rel="page" style:horizontal-pos="from-left" style:horizontal-rel="page" draw:opacity="0%" fo:padding="0in" fo:border="none" loext:writing-mode="bt-lr" draw:wrap-influence-on-position="once-concurrent" loext:allow-overlap="true" draw:textarea-vertical-align="middle"/>
    </style:style>
    <style:style style:name="Mfr7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none" svg:stroke-width="0in" draw:fill="none" loext:fill-use-slide-background="false" draw:textarea-vertical-align="middle" draw:auto-grow-height="false" fo:min-height="0.3126in" fo:min-width="0.3945in" fo:padding-top="0in" fo:padding-bottom="0in" fo:padding-left="0in" fo:padding-right="0in" fo:wrap-option="wrap" fo:margin-left="0.0016in" fo:margin-right="0.0008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1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5126in" fo:padding-top="0in" fo:padding-bottom="0in" fo:padding-left="0.0398in" fo:padding-right="0.0398in" fo:wrap-option="wrap" fo:margin-left="0in" fo:margin-right="0.0043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in" fo:margin-bottom="0.002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3945in" fo:padding-top="0in" fo:padding-bottom="0in" fo:padding-left="0in" fo:padding-right="0in" fo:wrap-option="wrap"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in" draw:fill="none" loext:fill-use-slide-background="false" draw:textarea-vertical-align="middle" draw:auto-grow-height="false" fo:min-height="0.1965in" fo:min-width="0.276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in" draw:fill="none" loext:fill-use-slide-background="false" draw:textarea-vertical-align="middle" draw:auto-grow-height="false" fo:min-height="0.2756in" fo:min-width="0.9866in" fo:padding-top="0in" fo:padding-bottom="0in" fo:padding-left="0in" fo:padding-right="0in" fo:wrap-option="wrap" loext:writing-mode="bt-lr" fo:margin-left="0.002in" fo:margin-right="0.0043in" fo:margin-top="0.0047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1181in" fo:padding-top="0in" fo:padding-bottom="0in" fo:padding-left="0.0398in" fo:padding-right="0.0398in" fo:wrap-option="wrap" fo:margin-left="0in" fo:margin-right="0.002in" fo:margin-top="0.0035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3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2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3" style:family="graphic" style:parent-style-name="Frame">
      <style:graphic-properties draw:stroke="none" svg:stroke-width="0in" draw:fill="none" loext:fill-use-slide-background="fals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.0016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0.7874in" fo:margin-right="0.3937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NR_5f_14_5f_1.5"><draw:custom-shape text:anchor-type="char" draw:z-index="10" draw:name="Rectangle 28" draw:style-name="Mgr1" draw:text-style-name="MP1" svg:width="0.3941in" svg:height="0.3122in" svg:x="7.689in" svg:y="11.1835in"><text:p text:style-name="ISOCPEUR_20_11_20_K"><text:page-number text:select-page="current">11</text:page-number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Rectangle 24" draw:style-name="Mgr2" draw:text-style-name="MP1" svg:width="0.3941in" svg:height="0.1969in" svg:x="2.9535in" svg:y="10.906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5" draw:name="Rectangle 23" draw:style-name="Mgr3" draw:text-style-name="MP1" svg:width="0.5913in" svg:height="0.1969in" svg:x="2.3634in" svg:y="10.9083in"><text:p text:style-name="No_20_Spacing"><text:span text:style-name="MT2"><text:s/></text:span><text:span text:style-name="M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Rectangle 18" draw:style-name="Mgr4" draw:text-style-name="MP1" svg:width="0.276in" svg:height="0.1961in" svg:x="0.7862in" svg:y="11.1035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Rectangle 19" draw:style-name="Mgr5" draw:text-style-name="MP1" svg:width="0.276in" svg:height="0.1961in" svg:x="0.7862in" svg:y="10.9075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Rectangle 17" draw:style-name="Mgr6" draw:text-style-name="MP1" svg:width="0.3941in" svg:height="0.1961in" svg:x="1.0638in" svg:y="10.9075in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72" draw:name="Rectangle 126" draw:style-name="Mgr7" draw:text-style-name="MP1" svg:width="0.276in" svg:height="0.1961in" svg:x="0.7874in" svg:y="9.922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Rectangle 125" draw:style-name="Mgr7" draw:text-style-name="MP1" svg:width="0.276in" svg:height="0.1961in" svg:x="0.7874in" svg:y="10.1201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4" draw:name="Rectangle 118" draw:style-name="Mgr8" draw:text-style-name="MP6" svg:width="0.9862in" svg:height="0.2752in" draw:transform="rotate (1.5707963267949) translate (0.512795275590551in 9.13515966754156in)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Rectangle 112" draw:style-name="Mgr9" draw:text-style-name="MP1" svg:width="0.1969in" svg:height="0.1969in" svg:x="6.1035in" svg:y="10.7118in"><text:p text:style-name="MP7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6" draw:name="Rectangle 109" draw:style-name="Mgr10" draw:text-style-name="MP1" svg:width="0.3941in" svg:height="0.1969in" svg:x="2.9535in" svg:y="11.1016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7" draw:name="Rectangle 108" draw:style-name="Mgr11" draw:text-style-name="MP1" svg:width="0.3941in" svg:height="0.1969in" svg:x="2.9535in" svg:y="11.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Rectangle 107" draw:style-name="Mgr12" draw:text-style-name="MP1" svg:width="0.3941in" svg:height="0.1969in" svg:x="2.9535in" svg:y="10.902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Rectangle 106" draw:style-name="Mgr2" draw:text-style-name="MP1" svg:width="0.3941in" svg:height="0.1969in" svg:x="2.9535in" svg:y="10.708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0" draw:name="Rectangle 105" draw:style-name="Mgr13" draw:text-style-name="MP1" svg:width="0.3941in" svg:height="0.1969in" svg:x="2.9535in" svg:y="10.511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Converted1" style:page-layout-name="Mpm2" draw:style-name="Mdp1">
      <style:header>
        <text:p text:style-name="TNR_5f_14_5f_1.5"><draw:custom-shape text:anchor-type="char" draw:z-index="81" draw:name="Rectangle 1" draw:style-name="Mgr6" draw:text-style-name="MP1" svg:width="0.3941in" svg:height="0.1961in" svg:x="1.0638in" svg:y="10.9075in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6" text:anchor-type="char" svg:x="0in" svg:y="0in" svg:width="0.3953in" svg:height="0.1972in" draw:z-index="0"><draw:text-box><text:p text:style-name="ISOCPEUR_20_11_20_K"/></draw:text-box></draw:frame><draw:frame draw:style-name="Mfr1" draw:name="Врезка161" text:anchor-type="char" svg:x="0in" svg:y="0in" svg:width="0.3953in" svg:height="0.1972in" draw:z-index="0"><draw:text-box><text:p text:style-name="ISOCPEUR_20_11_20_K"/></draw:text-box></draw:frame><draw:frame draw:style-name="Mfr1" draw:name="Врезка1611" text:anchor-type="char" svg:x="0in" svg:y="0in" svg:width="0.3953in" svg:height="0.1972in" draw:z-index="0"><draw:text-box><text:p text:style-name="ISOCPEUR_20_11_20_K"/></draw:text-box></draw:frame><draw:frame draw:style-name="Mfr1" draw:name="Врезка16111" text:anchor-type="char" svg:x="0in" svg:y="0in" svg:width="0.3953in" svg:height="0.1972in" draw:z-index="0"><draw:text-box><text:p text:style-name="ISOCPEUR_20_11_20_K"/></draw:text-box></draw:frame><draw:frame draw:style-name="Mfr1" draw:name="Врезка161111" text:anchor-type="char" svg:x="0in" svg:y="0in" svg:width="0.3953in" svg:height="0.1972in" draw:z-index="0"><draw:text-box><text:p text:style-name="ISOCPEUR_20_11_20_K"/></draw:text-box></draw:frame><draw:frame draw:style-name="Mfr1" draw:name="Врезка1611111" text:anchor-type="char" svg:x="0in" svg:y="0in" svg:width="0.3953in" svg:height="0.1972in" draw:z-index="0"><draw:text-box><text:p text:style-name="ISOCPEUR_20_11_20_K"/></draw:text-box></draw:frame><draw:frame draw:style-name="Mfr1" draw:name="Врезка16111111" text:anchor-type="char" svg:x="0in" svg:y="0in" svg:width="0.3953in" svg:height="0.1972in" draw:z-index="0"><draw:text-box><text:p text:style-name="ISOCPEUR_20_11_20_K"/></draw:text-box></draw:frame><draw:frame draw:style-name="Mfr1" draw:name="Врезка161111111" text:anchor-type="char" svg:x="0in" svg:y="0in" svg:width="0.3953in" svg:height="0.1972in" draw:z-index="0"><draw:text-box><text:p text:style-name="ISOCPEUR_20_11_20_K"/></draw:text-box></draw:frame><draw:custom-shape text:anchor-type="char" draw:z-index="82" draw:name="Rectangle 2" draw:style-name="Mgr4" draw:text-style-name="MP1" svg:width="0.276in" svg:height="0.1961in" svg:x="0.7862in" svg:y="11.1035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7" text:anchor-type="char" svg:x="0in" svg:y="0in" svg:width="0.2772in" svg:height="0.1972in" draw:z-index="0"><draw:text-box><text:p text:style-name="MP3"/></draw:text-box></draw:frame><draw:frame draw:style-name="Mfr2" draw:name="Врезка171" text:anchor-type="char" svg:x="0in" svg:y="0in" svg:width="0.2772in" svg:height="0.1972in" draw:z-index="0"><draw:text-box><text:p text:style-name="MP3"/></draw:text-box></draw:frame><draw:frame draw:style-name="Mfr2" draw:name="Врезка1711" text:anchor-type="char" svg:x="0in" svg:y="0in" svg:width="0.2772in" svg:height="0.1972in" draw:z-index="0"><draw:text-box><text:p text:style-name="MP3"/></draw:text-box></draw:frame><draw:frame draw:style-name="Mfr2" draw:name="Врезка17111" text:anchor-type="char" svg:x="0in" svg:y="0in" svg:width="0.2772in" svg:height="0.1972in" draw:z-index="0"><draw:text-box><text:p text:style-name="MP3"/></draw:text-box></draw:frame><draw:frame draw:style-name="Mfr2" draw:name="Врезка171111" text:anchor-type="char" svg:x="0in" svg:y="0in" svg:width="0.2772in" svg:height="0.1972in" draw:z-index="0"><draw:text-box><text:p text:style-name="MP3"/></draw:text-box></draw:frame><draw:frame draw:style-name="Mfr2" draw:name="Врезка1711111" text:anchor-type="char" svg:x="0in" svg:y="0in" svg:width="0.2772in" svg:height="0.1972in" draw:z-index="0"><draw:text-box><text:p text:style-name="MP3"/></draw:text-box></draw:frame><draw:frame draw:style-name="Mfr2" draw:name="Врезка17111111" text:anchor-type="char" svg:x="0in" svg:y="0in" svg:width="0.2772in" svg:height="0.1972in" draw:z-index="0"><draw:text-box><text:p text:style-name="MP3"/></draw:text-box></draw:frame><draw:frame draw:style-name="Mfr2" draw:name="Врезка171111111" text:anchor-type="char" svg:x="0in" svg:y="0in" svg:width="0.2772in" svg:height="0.1972in" draw:z-index="0"><draw:text-box><text:p text:style-name="MP7"/></draw:text-box></draw:frame><draw:custom-shape text:anchor-type="char" draw:z-index="12" draw:name="Rectangle 3" draw:style-name="Mgr5" draw:text-style-name="MP1" svg:width="0.276in" svg:height="0.1961in" svg:x="0.7862in" svg:y="10.9075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Врезка18" text:anchor-type="char" svg:x="0in" svg:y="0in" svg:width="0.2772in" svg:height="0.1972in" draw:z-index="0"><draw:text-box><text:p text:style-name="MP3"/></draw:text-box></draw:frame><draw:frame draw:style-name="Mfr2" draw:name="Врезка181" text:anchor-type="char" svg:x="0in" svg:y="0in" svg:width="0.2772in" svg:height="0.1972in" draw:z-index="0"><draw:text-box><text:p text:style-name="MP3"/></draw:text-box></draw:frame><draw:frame draw:style-name="Mfr2" draw:name="Врезка1811" text:anchor-type="char" svg:x="0in" svg:y="0in" svg:width="0.2772in" svg:height="0.1972in" draw:z-index="0"><draw:text-box><text:p text:style-name="MP3"/></draw:text-box></draw:frame><draw:frame draw:style-name="Mfr2" draw:name="Врезка18111" text:anchor-type="char" svg:x="0in" svg:y="0in" svg:width="0.2772in" svg:height="0.1972in" draw:z-index="0"><draw:text-box><text:p text:style-name="MP3"/></draw:text-box></draw:frame><draw:frame draw:style-name="Mfr2" draw:name="Врезка181111" text:anchor-type="char" svg:x="0in" svg:y="0in" svg:width="0.2772in" svg:height="0.1972in" draw:z-index="0"><draw:text-box><text:p text:style-name="MP3"/></draw:text-box></draw:frame><draw:frame draw:style-name="Mfr2" draw:name="Врезка1811111" text:anchor-type="char" svg:x="0in" svg:y="0in" svg:width="0.2772in" svg:height="0.1972in" draw:z-index="0"><draw:text-box><text:p text:style-name="MP3"/></draw:text-box></draw:frame><draw:frame draw:style-name="Mfr2" draw:name="Врезка18111111" text:anchor-type="char" svg:x="0in" svg:y="0in" svg:width="0.2772in" svg:height="0.1972in" draw:z-index="0"><draw:text-box><text:p text:style-name="MP3"/></draw:text-box></draw:frame><draw:frame draw:style-name="Mfr2" draw:name="Врезка181111111" text:anchor-type="char" svg:x="0in" svg:y="0in" svg:width="0.2772in" svg:height="0.1972in" draw:z-index="0"><draw:text-box><text:p text:style-name="MP7"/></draw:text-box></draw:frame><draw:custom-shape text:anchor-type="char" draw:z-index="13" draw:name="Rectangle 4" draw:style-name="Mgr3" draw:text-style-name="MP1" svg:width="0.5913in" svg:height="0.1969in" svg:x="2.3634in" svg:y="10.9083in"><text:p text:style-name="No_20_Spacing"><text:span text:style-name="MT2"><text:s/></text:span><text:span text:style-name="M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Врезка19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1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11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frame draw:style-name="Mfr3" draw:name="Врезка191111111" text:anchor-type="char" svg:x="0in" svg:y="0in" svg:width="0.5925in" svg:height="0.198in" draw:z-index="0"><draw:text-box><text:p text:style-name="No_20_Spacing"><text:span text:style-name="MT2"><text:s/></text:span><text:span text:style-name="MT3"/></text:p></draw:text-box></draw:frame><draw:custom-shape text:anchor-type="char" draw:z-index="24" draw:name="Rectangle 5" draw:style-name="Mgr2" draw:text-style-name="MP1" svg:width="0.3941in" svg:height="0.1969in" svg:x="2.9535in" svg:y="10.906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0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0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25" draw:name="Rectangle 6" draw:style-name="Mgr1" draw:text-style-name="MP1" svg:width="0.3941in" svg:height="0.3122in" svg:x="7.689in" svg:y="11.1835in"><text:p text:style-name="ISOCPEUR_20_11_20_K"><text:page-number text:select-page="current">0</text:page-number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2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1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draw:frame draw:style-name="Mfr1" draw:name="Врезка211111111" text:anchor-type="char" svg:x="0in" svg:y="0in" svg:width="0.3953in" svg:height="0.3134in" draw:z-index="0"><draw:text-box><text:p text:style-name="ISOCPEUR_20_11_20_K"><text:page-number text:select-page="current">0</text:page-number><text:span text:style-name="MT1"/></text:p></draw:text-box></draw:frame></text:p>
      </style:header>
      <style:footer>
        <text:p text:style-name="MP4"/>
      </style:footer>
    </style:master-page>
    <style:master-page style:name="Converted2" style:page-layout-name="Mpm2" draw:style-name="Mdp1" style:next-style-name="Converted1">
      <style:header>
        <text:p text:style-name="MP5"><draw:custom-shape text:anchor-type="char" draw:z-index="36" draw:name="Rectangle 7" draw:style-name="Mgr13" draw:text-style-name="MP1" svg:width="0.3941in" svg:height="0.1969in" svg:x="2.9535in" svg:y="10.511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2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2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37" draw:name="Rectangle 8" draw:style-name="Mgr2" draw:text-style-name="MP1" svg:width="0.3941in" svg:height="0.1969in" svg:x="2.9535in" svg:y="10.708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3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3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83" draw:name="Rectangle 9" draw:style-name="Mgr12" draw:text-style-name="MP1" svg:width="0.3941in" svg:height="0.1969in" svg:x="2.9535in" svg:y="10.902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4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4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48" draw:name="Rectangle 10" draw:style-name="Mgr11" draw:text-style-name="MP1" svg:width="0.3941in" svg:height="0.1969in" svg:x="2.9535in" svg:y="11.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5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5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49" draw:name="Rectangle 11" draw:style-name="Mgr10" draw:text-style-name="MP1" svg:width="0.3941in" svg:height="0.1969in" svg:x="2.9535in" svg:y="11.1016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Врезка26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1111" text:anchor-type="char" svg:x="0in" svg:y="0in" svg:width="0.3953in" svg:height="0.198in" draw:z-index="0"><draw:text-box><text:p text:style-name="MP2"/><text:p text:style-name="Frame_20_contents"/></draw:text-box></draw:frame><draw:frame draw:style-name="Mfr4" draw:name="Врезка261111111" text:anchor-type="char" svg:x="0in" svg:y="0in" svg:width="0.3953in" svg:height="0.198in" draw:z-index="0"><draw:text-box><text:p text:style-name="MP2"/><text:p text:style-name="Frame_20_contents"/></draw:text-box></draw:frame><draw:custom-shape text:anchor-type="char" draw:z-index="60" draw:name="Rectangle 12" draw:style-name="Mgr9" draw:text-style-name="MP1" svg:width="0.1969in" svg:height="0.1969in" svg:x="6.1035in" svg:y="10.7118in"><text:p text:style-name="MP7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5" draw:name="Врезка27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1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11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1111" text:anchor-type="char" svg:x="0in" svg:y="0in" svg:width="0.198in" svg:height="0.198in" draw:z-index="0"><draw:text-box><text:p text:style-name="MP7"/><text:p text:style-name="Frame_20_contents"/></draw:text-box></draw:frame><draw:frame draw:style-name="Mfr5" draw:name="Врезка271111111" text:anchor-type="char" svg:x="0in" svg:y="0in" svg:width="0.198in" svg:height="0.198in" draw:z-index="0"><draw:text-box><text:p text:style-name="MP7"/><text:p text:style-name="Frame_20_contents"/></draw:text-box></draw:frame><draw:custom-shape text:anchor-type="char" draw:z-index="61" draw:name="Rectangle 13" draw:style-name="Mgr8" draw:text-style-name="MP6" svg:width="0.9862in" svg:height="0.2752in" draw:transform="rotate (1.5707963267949) translate (0.156944444444444in 9.49236111111111in)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6" draw:name="Врезка28" text:anchor-type="char" svg:x="0in" svg:y="0in" svg:width="0.9874in" svg:height="0.2764in" draw:z-index="0"><draw:text-box><text:p text:style-name="ISOCPEUR_20_11_20_K"/></draw:text-box></draw:frame><draw:frame draw:style-name="Mfr6" draw:name="Врезка281" text:anchor-type="char" svg:x="0in" svg:y="0in" svg:width="0.9874in" svg:height="0.2764in" draw:z-index="0"><draw:text-box><text:p text:style-name="ISOCPEUR_20_11_20_K"/></draw:text-box></draw:frame><draw:frame draw:style-name="Mfr6" draw:name="Врезка2811" text:anchor-type="char" svg:x="0in" svg:y="0in" svg:width="0.9874in" svg:height="0.2764in" draw:z-index="0"><draw:text-box><text:p text:style-name="ISOCPEUR_20_11_20_K"/></draw:text-box></draw:frame><draw:frame draw:style-name="Mfr6" draw:name="Врезка28111" text:anchor-type="char" svg:x="0in" svg:y="0in" svg:width="0.9874in" svg:height="0.2764in" draw:z-index="0"><draw:text-box><text:p text:style-name="ISOCPEUR_20_11_20_K"/></draw:text-box></draw:frame><draw:frame draw:style-name="Mfr6" draw:name="Врезка281111" text:anchor-type="char" svg:x="0in" svg:y="0in" svg:width="0.9874in" svg:height="0.2764in" draw:z-index="0"><draw:text-box><text:p text:style-name="ISOCPEUR_20_11_20_K"/></draw:text-box></draw:frame><draw:frame draw:style-name="Mfr6" draw:name="Врезка2811111" text:anchor-type="char" svg:x="0in" svg:y="0in" svg:width="0.9874in" svg:height="0.2764in" draw:z-index="0"><draw:text-box><text:p text:style-name="ISOCPEUR_20_11_20_K"/></draw:text-box></draw:frame><draw:frame draw:style-name="Mfr6" draw:name="Врезка28111111" text:anchor-type="char" svg:x="0in" svg:y="0in" svg:width="0.9874in" svg:height="0.2764in" draw:z-index="0"><draw:text-box><text:p text:style-name="ISOCPEUR_20_11_20_K"/></draw:text-box></draw:frame><draw:frame draw:style-name="Mfr6" draw:name="Врезка281111111" text:anchor-type="char" svg:x="0.1571in" svg:y="8.5063in" svg:width="0.9874in" svg:height="0.2764in" draw:z-index="0"><draw:text-box><text:p text:style-name="ISOCPEUR_20_11_20_K"/></draw:text-box></draw:frame><draw:custom-shape text:anchor-type="char" draw:z-index="0" draw:name="Rectangle 14" draw:style-name="Mgr7" draw:text-style-name="MP1" svg:width="0.276in" svg:height="0.1961in" svg:x="0.7874in" svg:y="10.1201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7" draw:name="Врезка29" text:anchor-type="char" svg:x="0in" svg:y="0in" svg:width="0.2772in" svg:height="0.1972in" draw:z-index="0"><draw:text-box><text:p text:style-name="MP3"/></draw:text-box></draw:frame><draw:frame draw:style-name="Mfr7" draw:name="Врезка291" text:anchor-type="char" svg:x="0in" svg:y="0in" svg:width="0.2772in" svg:height="0.1972in" draw:z-index="0"><draw:text-box><text:p text:style-name="MP3"/></draw:text-box></draw:frame><draw:frame draw:style-name="Mfr7" draw:name="Врезка2911" text:anchor-type="char" svg:x="0in" svg:y="0in" svg:width="0.2772in" svg:height="0.1972in" draw:z-index="0"><draw:text-box><text:p text:style-name="MP3"/></draw:text-box></draw:frame><draw:frame draw:style-name="Mfr7" draw:name="Врезка29111" text:anchor-type="char" svg:x="0in" svg:y="0in" svg:width="0.2772in" svg:height="0.1972in" draw:z-index="0"><draw:text-box><text:p text:style-name="MP3"/></draw:text-box></draw:frame><draw:frame draw:style-name="Mfr7" draw:name="Врезка291111" text:anchor-type="char" svg:x="0in" svg:y="0in" svg:width="0.2772in" svg:height="0.1972in" draw:z-index="0"><draw:text-box><text:p text:style-name="MP3"/></draw:text-box></draw:frame><draw:frame draw:style-name="Mfr7" draw:name="Врезка2911111" text:anchor-type="char" svg:x="0in" svg:y="0in" svg:width="0.2772in" svg:height="0.1972in" draw:z-index="0"><draw:text-box><text:p text:style-name="MP3"/></draw:text-box></draw:frame><draw:frame draw:style-name="Mfr7" draw:name="Врезка29111111" text:anchor-type="char" svg:x="0in" svg:y="0in" svg:width="0.2772in" svg:height="0.1972in" draw:z-index="0"><draw:text-box><text:p text:style-name="MP3"/></draw:text-box></draw:frame><draw:frame draw:style-name="Mfr7" draw:name="Врезка291111111" text:anchor-type="char" svg:x="0in" svg:y="0in" svg:width="0.2772in" svg:height="0.1972in" draw:z-index="0"><draw:text-box><text:p text:style-name="MP7"/></draw:text-box></draw:frame><draw:custom-shape text:anchor-type="char" draw:z-index="11" draw:name="Rectangle 15" draw:style-name="Mgr7" draw:text-style-name="MP1" svg:width="0.276in" svg:height="0.1961in" svg:x="0.7874in" svg:y="9.922in"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7" draw:name="Врезка30" text:anchor-type="char" svg:x="0in" svg:y="0in" svg:width="0.2772in" svg:height="0.1972in" draw:z-index="0"><draw:text-box><text:p text:style-name="MP3"/></draw:text-box></draw:frame><draw:frame draw:style-name="Mfr7" draw:name="Врезка301" text:anchor-type="char" svg:x="0in" svg:y="0in" svg:width="0.2772in" svg:height="0.1972in" draw:z-index="0"><draw:text-box><text:p text:style-name="MP3"/></draw:text-box></draw:frame><draw:frame draw:style-name="Mfr7" draw:name="Врезка3011" text:anchor-type="char" svg:x="0in" svg:y="0in" svg:width="0.2772in" svg:height="0.1972in" draw:z-index="0"><draw:text-box><text:p text:style-name="MP3"/></draw:text-box></draw:frame><draw:frame draw:style-name="Mfr7" draw:name="Врезка30111" text:anchor-type="char" svg:x="0in" svg:y="0in" svg:width="0.2772in" svg:height="0.1972in" draw:z-index="0"><draw:text-box><text:p text:style-name="MP3"/></draw:text-box></draw:frame><draw:frame draw:style-name="Mfr7" draw:name="Врезка301111" text:anchor-type="char" svg:x="0in" svg:y="0in" svg:width="0.2772in" svg:height="0.1972in" draw:z-index="0"><draw:text-box><text:p text:style-name="MP3"/></draw:text-box></draw:frame><draw:frame draw:style-name="Mfr7" draw:name="Врезка3011111" text:anchor-type="char" svg:x="0in" svg:y="0in" svg:width="0.2772in" svg:height="0.1972in" draw:z-index="0"><draw:text-box><text:p text:style-name="MP3"/></draw:text-box></draw:frame><draw:frame draw:style-name="Mfr7" draw:name="Врезка30111111" text:anchor-type="char" svg:x="0in" svg:y="0in" svg:width="0.2772in" svg:height="0.1972in" draw:z-index="0"><draw:text-box><text:p text:style-name="MP3"/></draw:text-box></draw:frame><draw:frame draw:style-name="Mfr7" draw:name="Врезка301111111" text:anchor-type="char" svg:x="0in" svg:y="0in" svg:width="0.2772in" svg:height="0.1972in" draw:z-index="0"><draw:text-box><text:p text:style-name="MP7"/></draw:text-box></draw:frame></text:p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odrice</meta:initial-creator>
    <meta:editing-cycles>58</meta:editing-cycles>
    <meta:print-date>2015-06-17T07:15:00</meta:print-date>
    <meta:creation-date>2023-10-31T16:31:00</meta:creation-date>
    <dc:date>2023-12-28T13:41:08.530000000</dc:date>
    <meta:editing-duration>PT5H8M52S</meta:editing-duration>
    <meta:generator>LibreOffice/7.5.3.2$Windows_X86_64 LibreOffice_project/9f56dff12ba03b9acd7730a5a481eea045e468f3</meta:generator>
    <meta:document-statistic meta:table-count="2" meta:image-count="0" meta:object-count="0" meta:page-count="11" meta:paragraph-count="197" meta:word-count="932" meta:character-count="6947" meta:non-whitespace-character-count="6246"/>
    <meta:user-defined meta:name="AppVersion">16.0000</meta:user-defined>
    <meta:template xlink:type="simple" xlink:actuate="onRequest" xlink:title="Normal" xlink:href=""/>
  </office:meta>
</office:document-meta>
</file>